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77.96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67.08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106.75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90.13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74.42mm"/>
    </style:style>
    <style:style style:name="co11" style:family="table-column">
      <style:table-column-properties fo:break-before="auto" style:column-width="92.13mm"/>
    </style:style>
    <style:style style:name="co12" style:family="table-column">
      <style:table-column-properties fo:break-before="auto" style:column-width="74.9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465a4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natori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1" table:default-cell-style-name="ce2"/>
        <table:table-row table:style-name="ro1">
          <table:table-cell table:style-name="ce1" office:value-type="string" calcext:value-type="string">
            <text:p>id_senatore</text:p>
          </table:table-cell>
          <table:table-cell table:style-name="ce1" office:value-type="string" calcext:value-type="string">
            <text:p>nome_cognome</text:p>
          </table:table-cell>
          <table:table-cell table:style-name="ce1" office:value-type="string" calcext:value-type="string">
            <text:p>sigla_partito</text:p>
          </table:table-cell>
          <table:table-cell table:style-name="ce1" office:value-type="string" calcext:value-type="string">
            <text:p>twitter_1</text:p>
          </table:table-cell>
          <table:table-cell table:style-name="ce1" office:value-type="string" calcext:value-type="string">
            <text:p>cerca_tw</text:p>
          </table:table-cell>
          <table:table-cell table:style-name="ce1" office:value-type="string" calcext:value-type="string">
            <text:p>facebook_1</text:p>
          </table:table-cell>
          <table:table-cell table:style-name="ce1" office:value-type="string" calcext:value-type="string">
            <text:p>cerca_fb</text:p>
          </table:table-cell>
          <table:table-cell table:style-name="ce1" office:value-type="string" calcext:value-type="string">
            <text:p>youtube_1</text:p>
          </table:table-cell>
          <table:table-cell table:style-name="ce1" office:value-type="string" calcext:value-type="string">
            <text:p>instagram_1</text:p>
          </table:table-cell>
          <table:table-cell table:style-name="ce1" office:value-type="string" calcext:value-type="string">
            <text:p>website_1</text:p>
          </table:table-cell>
          <table:table-cell table:style-name="ce1" office:value-type="string" calcext:value-type="string">
            <text:p>linkedin_1</text:p>
          </table:table-cell>
          <table:table-cell table:style-name="ce1" office:value-type="string" calcext:value-type="string">
            <text:p>website_2</text:p>
          </table:table-cell>
          <table:table-cell table:number-columns-repeated="10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Pier Ferdinando CASINI</text:p>
          </table:table-cell>
          <table:table-cell office:value-type="string" calcext:value-type="string">
            <text:p>Aut (SVP-PATT, UV)</text:p>
          </table:table-cell>
          <table:table-cell office:value-type="string" calcext:value-type="string">
            <text:p>https://twitter.com/Pierferdinando</text:p>
          </table:table-cell>
          <table:table-cell table:style-name="ce3" table:formula="of:=HYPERLINK(CONCATENATE(&quot;https://www.google.com/search?hl=it&amp;q=&quot;;[.B2];&quot; &quot;;[.C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ierferdinandocasini/</text:p>
          </table:table-cell>
          <table:table-cell table:style-name="ce3" table:formula="of:=HYPERLINK(CONCATENATE(&quot;https://www.google.com/search?hl=it&amp;q=&quot;;[.B2];&quot; &quot;;[.C2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iocentrotv</text:p>
          </table:table-cell>
          <table:table-cell/>
          <table:table-cell office:value-type="string" calcext:value-type="string">
            <text:p>http://www.pierferdinandocasini.it/</text:p>
          </table:table-cell>
          <table:table-cell table:number-columns-repeated="1013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Giorgio NAPOLITANO</text:p>
          </table:table-cell>
          <table:table-cell office:value-type="string" calcext:value-type="string">
            <text:p>Aut (SVP-PATT, UV)</text:p>
          </table:table-cell>
          <table:table-cell/>
          <table:table-cell table:style-name="ce3" table:formula="of:=HYPERLINK(CONCATENATE(&quot;https://www.google.com/search?hl=it&amp;q=&quot;;[.B3];&quot; &quot;;[.C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];&quot; &quot;;[.C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Gianclaudio BRESSA</text:p>
          </table:table-cell>
          <table:table-cell office:value-type="string" calcext:value-type="string">
            <text:p>Aut (SVP-PATT, UV)</text:p>
          </table:table-cell>
          <table:table-cell/>
          <table:table-cell table:style-name="ce3" table:formula="of:=HYPERLINK(CONCATENATE(&quot;https://www.google.com/search?hl=it&amp;q=&quot;;[.B4];&quot; &quot;;[.C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];&quot; &quot;;[.C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15" calcext:value-type="float">
            <text:p>29115</text:p>
          </table:table-cell>
          <table:table-cell office:value-type="string" calcext:value-type="string">
            <text:p>Albert LANIECE</text:p>
          </table:table-cell>
          <table:table-cell office:value-type="string" calcext:value-type="string">
            <text:p>Aut (SVP-PATT, UV)</text:p>
          </table:table-cell>
          <table:table-cell/>
          <table:table-cell table:style-name="ce3" table:formula="of:=HYPERLINK(CONCATENATE(&quot;https://www.google.com/search?hl=it&amp;q=&quot;;[.B5];&quot; &quot;;[.C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];&quot; &quot;;[.C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11" calcext:value-type="float">
            <text:p>30511</text:p>
          </table:table-cell>
          <table:table-cell office:value-type="string" calcext:value-type="string">
            <text:p>Elena CATTANEO</text:p>
          </table:table-cell>
          <table:table-cell office:value-type="string" calcext:value-type="string">
            <text:p>Aut (SVP-PATT, UV)</text:p>
          </table:table-cell>
          <table:table-cell/>
          <table:table-cell table:style-name="ce3" table:formula="of:=HYPERLINK(CONCATENATE(&quot;https://www.google.com/search?hl=it&amp;q=&quot;;[.B6];&quot; &quot;;[.C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];&quot; &quot;;[.C6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cattaneoinsenato.it/</text:p>
          </table:table-cell>
          <table:table-cell table:number-columns-repeated="1013"/>
        </table:table-row>
        <table:table-row table:style-name="ro1">
          <table:table-cell office:value-type="float" office:value="32624" calcext:value-type="float">
            <text:p>32624</text:p>
          </table:table-cell>
          <table:table-cell office:value-type="string" calcext:value-type="string">
            <text:p>Meinhard DURNWALDER</text:p>
          </table:table-cell>
          <table:table-cell office:value-type="string" calcext:value-type="string">
            <text:p>Aut (SVP-PATT, UV)</text:p>
          </table:table-cell>
          <table:table-cell/>
          <table:table-cell table:style-name="ce3" table:formula="of:=HYPERLINK(CONCATENATE(&quot;https://www.google.com/search?hl=it&amp;q=&quot;;[.B7];&quot; &quot;;[.C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7];&quot; &quot;;[.C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18" calcext:value-type="float">
            <text:p>32718</text:p>
          </table:table-cell>
          <table:table-cell office:value-type="string" calcext:value-type="string">
            <text:p>Dieter STEGER</text:p>
          </table:table-cell>
          <table:table-cell office:value-type="string" calcext:value-type="string">
            <text:p>Aut (SVP-PATT, UV)</text:p>
          </table:table-cell>
          <table:table-cell/>
          <table:table-cell table:style-name="ce3" table:formula="of:=HYPERLINK(CONCATENATE(&quot;https://www.google.com/search?hl=it&amp;q=&quot;;[.B8];&quot; &quot;;[.C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8];&quot; &quot;;[.C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27" calcext:value-type="float">
            <text:p>32727</text:p>
          </table:table-cell>
          <table:table-cell office:value-type="string" calcext:value-type="string">
            <text:p>Julia UNTERBERGER</text:p>
          </table:table-cell>
          <table:table-cell office:value-type="string" calcext:value-type="string">
            <text:p>Aut (SVP-PATT, UV)</text:p>
          </table:table-cell>
          <table:table-cell/>
          <table:table-cell table:style-name="ce3" table:formula="of:=HYPERLINK(CONCATENATE(&quot;https://www.google.com/search?hl=it&amp;q=&quot;;[.B9];&quot; &quot;;[.C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];&quot; &quot;;[.C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57" calcext:value-type="float">
            <text:p>32657</text:p>
          </table:table-cell>
          <table:table-cell office:value-type="string" calcext:value-type="string">
            <text:p>Lara MAGONI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s://twitter.com/laramagoni</text:p>
          </table:table-cell>
          <table:table-cell table:style-name="ce3" table:formula="of:=HYPERLINK(CONCATENATE(&quot;https://www.google.com/search?hl=it&amp;q=&quot;;[.B10];&quot; &quot;;[.C1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ara.magoni</text:p>
          </table:table-cell>
          <table:table-cell table:style-name="ce3" table:formula="of:=HYPERLINK(CONCATENATE(&quot;https://www.google.com/search?hl=it&amp;q=&quot;;[.B10];&quot; &quot;;[.C10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laramagoni/</text:p>
          </table:table-cell>
          <table:table-cell table:number-columns-repeated="10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Ignazio LA RUSSA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11];&quot; &quot;;[.C1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1];&quot; &quot;;[.C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Adolfo URSO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12];&quot; &quot;;[.C1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2];&quot; &quot;;[.C1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7542" calcext:value-type="float">
            <text:p>17542</text:p>
          </table:table-cell>
          <table:table-cell office:value-type="string" calcext:value-type="string">
            <text:p>Alberto BALBONI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13];&quot; &quot;;[.C1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3];&quot; &quot;;[.C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8121" calcext:value-type="float">
            <text:p>18121</text:p>
          </table:table-cell>
          <table:table-cell office:value-type="string" calcext:value-type="string">
            <text:p>Daniela GARNERO SANTANCHE'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14];&quot; &quot;;[.C1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];&quot; &quot;;[.C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string" calcext:value-type="string">
            <text:p>Achille TOTARO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s://twitter.com/totaroachille</text:p>
          </table:table-cell>
          <table:table-cell table:style-name="ce3" table:formula="of:=HYPERLINK(CONCATENATE(&quot;https://www.google.com/search?hl=it&amp;q=&quot;;[.B15];&quot; &quot;;[.C1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chille-Totaro-Senatore-della-Repubblica-45144914470/</text:p>
          </table:table-cell>
          <table:table-cell table:style-name="ce3" table:formula="of:=HYPERLINK(CONCATENATE(&quot;https://www.google.com/search?hl=it&amp;q=&quot;;[.B15];&quot; &quot;;[.C15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channel/UCm0mwqiX_xJhWeudeSrMK3Q</text:p>
          </table:table-cell>
          <table:table-cell/>
          <table:table-cell office:value-type="string" calcext:value-type="string">
            <text:p>http://achilletotaro.it</text:p>
          </table:table-cell>
          <table:table-cell table:number-columns-repeated="1013"/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string" calcext:value-type="string">
            <text:p>Raffaele STANCANELLI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16];&quot; &quot;;[.C1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6];&quot; &quot;;[.C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446" calcext:value-type="float">
            <text:p>25446</text:p>
          </table:table-cell>
          <table:table-cell office:value-type="string" calcext:value-type="string">
            <text:p>Gaetano NASTRI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17];&quot; &quot;;[.C1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7];&quot; &quot;;[.C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468" calcext:value-type="float">
            <text:p>25468</text:p>
          </table:table-cell>
          <table:table-cell office:value-type="string" calcext:value-type="string">
            <text:p>Marco MARSILIO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18];&quot; &quot;;[.C1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];&quot; &quot;;[.C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1009" calcext:value-type="float">
            <text:p>31009</text:p>
          </table:table-cell>
          <table:table-cell office:value-type="string" calcext:value-type="string">
            <text:p>Stefano BERTACCO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19];&quot; &quot;;[.C1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];&quot; &quot;;[.C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03" calcext:value-type="float">
            <text:p>32603</text:p>
          </table:table-cell>
          <table:table-cell office:value-type="string" calcext:value-type="string">
            <text:p>Luca CIRIANI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20];&quot; &quot;;[.C2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.Ciriani/</text:p>
          </table:table-cell>
          <table:table-cell table:style-name="ce3" table:formula="of:=HYPERLINK(CONCATENATE(&quot;https://www.google.com/search?hl=it&amp;q=&quot;;[.B20];&quot; &quot;;[.C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13" calcext:value-type="float">
            <text:p>32613</text:p>
          </table:table-cell>
          <table:table-cell office:value-type="string" calcext:value-type="string">
            <text:p>Andrea DE BERTOLDI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21];&quot; &quot;;[.C2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1];&quot; &quot;;[.C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28" calcext:value-type="float">
            <text:p>32628</text:p>
          </table:table-cell>
          <table:table-cell office:value-type="string" calcext:value-type="string">
            <text:p>Giovanbattista FAZZOLARI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s://twitter.com/fazzogb</text:p>
          </table:table-cell>
          <table:table-cell table:style-name="ce3" table:formula="of:=HYPERLINK(CONCATENATE(&quot;https://www.google.com/search?hl=it&amp;q=&quot;;[.B22];&quot; &quot;;[.C2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ovanbattistafazzolari/?ref=page_internal</text:p>
          </table:table-cell>
          <table:table-cell table:style-name="ce3" table:formula="of:=HYPERLINK(CONCATENATE(&quot;https://www.google.com/search?hl=it&amp;q=&quot;;[.B22];&quot; &quot;;[.C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45" calcext:value-type="float">
            <text:p>32645</text:p>
          </table:table-cell>
          <table:table-cell office:value-type="string" calcext:value-type="string">
            <text:p>Antonio IANNONE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s://twitter.com/antonioiannone</text:p>
          </table:table-cell>
          <table:table-cell table:style-name="ce3" table:formula="of:=HYPERLINK(CONCATENATE(&quot;https://www.google.com/search?hl=it&amp;q=&quot;;[.B23];&quot; &quot;;[.C2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tonioIannonepage/</text:p>
          </table:table-cell>
          <table:table-cell table:style-name="ce3" table:formula="of:=HYPERLINK(CONCATENATE(&quot;https://www.google.com/search?hl=it&amp;q=&quot;;[.B23];&quot; &quot;;[.C2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50" calcext:value-type="float">
            <text:p>32650</text:p>
          </table:table-cell>
          <table:table-cell office:value-type="string" calcext:value-type="string">
            <text:p>Patrizio Giacomo LA PIETRA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24];&quot; &quot;;[.C2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4];&quot; &quot;;[.C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99" calcext:value-type="float">
            <text:p>32699</text:p>
          </table:table-cell>
          <table:table-cell office:value-type="string" calcext:value-type="string">
            <text:p>Isabella RAUTI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s://twitter.com/IsabellaRauti</text:p>
          </table:table-cell>
          <table:table-cell table:style-name="ce3" table:formula="of:=HYPERLINK(CONCATENATE(&quot;https://www.google.com/search?hl=it&amp;q=&quot;;[.B25];&quot; &quot;;[.C2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IsabellaRauti.PaginaPersonale?ref=br_rs</text:p>
          </table:table-cell>
          <table:table-cell table:style-name="ce3" table:formula="of:=HYPERLINK(CONCATENATE(&quot;https://www.google.com/search?hl=it&amp;q=&quot;;[.B25];&quot; &quot;;[.C25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user/IsabellaRauti?feature=mhum#p/u</text:p>
          </table:table-cell>
          <table:table-cell office:value-type="string" calcext:value-type="string">
            <text:p>https://www.instagram.com/isabellarauti/</text:p>
          </table:table-cell>
          <table:table-cell office:value-type="string" calcext:value-type="string">
            <text:p>http://www.facebook.com/isabella.rauti/</text:p>
          </table:table-cell>
          <table:table-cell/>
          <table:table-cell office:value-type="string" calcext:value-type="string">
            <text:p>http://www.flickr.com/photos/61153215@N07/</text:p>
          </table:table-cell>
          <table:table-cell table:number-columns-repeated="1011"/>
        </table:table-row>
        <table:table-row table:style-name="ro1">
          <table:table-cell office:value-type="float" office:value="32708" calcext:value-type="float">
            <text:p>32708</text:p>
          </table:table-cell>
          <table:table-cell office:value-type="string" calcext:value-type="string">
            <text:p>Massimo RUSPANDINI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26];&quot; &quot;;[.C2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6];&quot; &quot;;[.C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32" calcext:value-type="float">
            <text:p>32732</text:p>
          </table:table-cell>
          <table:table-cell office:value-type="string" calcext:value-type="string">
            <text:p>Francesco ZAFFINI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27];&quot; &quot;;[.C2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7];&quot; &quot;;[.C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3946" calcext:value-type="float">
            <text:p>33946</text:p>
          </table:table-cell>
          <table:table-cell office:value-type="string" calcext:value-type="string">
            <text:p>Gianpietro MAFFONI</text:p>
          </table:table-cell>
          <table:table-cell office:value-type="string" calcext:value-type="string">
            <text:p>FdI</text:p>
          </table:table-cell>
          <table:table-cell/>
          <table:table-cell table:style-name="ce3" table:formula="of:=HYPERLINK(CONCATENATE(&quot;https://www.google.com/search?hl=it&amp;q=&quot;;[.B28];&quot; &quot;;[.C2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8];&quot; &quot;;[.C2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ia Elisabetta ALBERTI CASELLAT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29];&quot; &quot;;[.C2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9];&quot; &quot;;[.C2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Maurizio GASPARRI</text:p>
          </table:table-cell>
          <table:table-cell office:value-type="string" calcext:value-type="string">
            <text:p>FI-BP</text:p>
          </table:table-cell>
          <table:table-cell office:value-type="string" calcext:value-type="string">
            <text:p>https://twitter.com/gasparripdl</text:p>
          </table:table-cell>
          <table:table-cell table:style-name="ce3" table:formula="of:=HYPERLINK(CONCATENATE(&quot;https://www.google.com/search?hl=it&amp;q=&quot;;[.B30];&quot; &quot;;[.C3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ges/Maurizio-Gasparri/352871043599</text:p>
          </table:table-cell>
          <table:table-cell table:style-name="ce3" table:formula="of:=HYPERLINK(CONCATENATE(&quot;https://www.google.com/search?hl=it&amp;q=&quot;;[.B30];&quot; &quot;;[.C30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gasparri.it</text:p>
          </table:table-cell>
          <table:table-cell table:number-columns-repeated="101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Lucio MALAN</text:p>
          </table:table-cell>
          <table:table-cell office:value-type="string" calcext:value-type="string">
            <text:p>FI-BP</text:p>
          </table:table-cell>
          <table:table-cell office:value-type="string" calcext:value-type="string">
            <text:p>https://twitter.com/luciomalan</text:p>
          </table:table-cell>
          <table:table-cell table:style-name="ce3" table:formula="of:=HYPERLINK(CONCATENATE(&quot;https://www.google.com/search?hl=it&amp;q=&quot;;[.B31];&quot; &quot;;[.C3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enatoreluciomalan/</text:p>
          </table:table-cell>
          <table:table-cell table:style-name="ce3" table:formula="of:=HYPERLINK(CONCATENATE(&quot;https://www.google.com/search?hl=it&amp;q=&quot;;[.B31];&quot; &quot;;[.C31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user/luciomalanofficial</text:p>
          </table:table-cell>
          <table:table-cell office:value-type="string" calcext:value-type="string">
            <text:p>https://www.instagram.com/luciomalan.sen/</text:p>
          </table:table-cell>
          <table:table-cell office:value-type="string" calcext:value-type="string">
            <text:p>http://www.luciomalan.it</text:p>
          </table:table-cell>
          <table:table-cell table:number-columns-repeated="101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aolo ROMA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32];&quot; &quot;;[.C3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2];&quot; &quot;;[.C3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Renato SCHIFA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33];&quot; &quot;;[.C3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3];&quot; &quot;;[.C3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Claudio FAZZONE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34];&quot; &quot;;[.C3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4];&quot; &quot;;[.C3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Luigi CESAR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35];&quot; &quot;;[.C3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5];&quot; &quot;;[.C3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Adriano PAROL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36];&quot; &quot;;[.C3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6];&quot; &quot;;[.C3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Luigi VITALI</text:p>
          </table:table-cell>
          <table:table-cell office:value-type="string" calcext:value-type="string">
            <text:p>FI-BP</text:p>
          </table:table-cell>
          <table:table-cell office:value-type="string" calcext:value-type="string">
            <text:p>https://twitter.com/vitali_l</text:p>
          </table:table-cell>
          <table:table-cell table:style-name="ce3" table:formula="of:=HYPERLINK(CONCATENATE(&quot;https://www.google.com/search?hl=it&amp;q=&quot;;[.B37];&quot; &quot;;[.C3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rofile.php?id=100009325336147</text:p>
          </table:table-cell>
          <table:table-cell table:style-name="ce3" table:formula="of:=HYPERLINK(CONCATENATE(&quot;https://www.google.com/search?hl=it&amp;q=&quot;;[.B37];&quot; &quot;;[.C37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on.vitali/</text:p>
          </table:table-cell>
          <table:table-cell table:number-columns-repeated="1014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Alessandrina LONARD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38];&quot; &quot;;[.C3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8];&quot; &quot;;[.C3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7841" calcext:value-type="float">
            <text:p>17841</text:p>
          </table:table-cell>
          <table:table-cell office:value-type="string" calcext:value-type="string">
            <text:p>Massimo FERR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39];&quot; &quot;;[.C3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9];&quot; &quot;;[.C3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7887" calcext:value-type="float">
            <text:p>17887</text:p>
          </table:table-cell>
          <table:table-cell office:value-type="string" calcext:value-type="string">
            <text:p>Niccolo' GHEDI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40];&quot; &quot;;[.C4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0];&quot; &quot;;[.C4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8715" calcext:value-type="float">
            <text:p>18715</text:p>
          </table:table-cell>
          <table:table-cell office:value-type="string" calcext:value-type="string">
            <text:p>Gaetano QUAGLIARIELL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41];&quot; &quot;;[.C4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1];&quot; &quot;;[.C41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gaetanoquagliariello.it</text:p>
          </table:table-cell>
          <table:table-cell table:number-columns-repeated="1013"/>
        </table:table-row>
        <table:table-row table:style-name="ro1">
          <table:table-cell office:value-type="float" office:value="18740" calcext:value-type="float">
            <text:p>18740</text:p>
          </table:table-cell>
          <table:table-cell office:value-type="string" calcext:value-type="string">
            <text:p>Giuseppe MOLES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42];&quot; &quot;;[.C4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2];&quot; &quot;;[.C4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9777" calcext:value-type="float">
            <text:p>19777</text:p>
          </table:table-cell>
          <table:table-cell office:value-type="string" calcext:value-type="string">
            <text:p>Sandro Mario BIASOTT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43];&quot; &quot;;[.C4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3];&quot; &quot;;[.C4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2712" calcext:value-type="float">
            <text:p>22712</text:p>
          </table:table-cell>
          <table:table-cell office:value-type="string" calcext:value-type="string">
            <text:p>Paola BINETT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44];&quot; &quot;;[.C4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4];&quot; &quot;;[.C44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paolabinetti.it</text:p>
          </table:table-cell>
          <table:table-cell table:number-columns-repeated="1013"/>
        </table:table-row>
        <table:table-row table:style-name="ro1">
          <table:table-cell office:value-type="float" office:value="22814" calcext:value-type="float">
            <text:p>22814</text:p>
          </table:table-cell>
          <table:table-cell office:value-type="string" calcext:value-type="string">
            <text:p>Antonio DE POL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45];&quot; &quot;;[.C4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5];&quot; &quot;;[.C45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antoniodepoli.it</text:p>
          </table:table-cell>
          <table:table-cell table:number-columns-repeated="1013"/>
        </table:table-row>
        <table:table-row table:style-name="ro1">
          <table:table-cell office:value-type="float" office:value="22914" calcext:value-type="float">
            <text:p>22914</text:p>
          </table:table-cell>
          <table:table-cell office:value-type="string" calcext:value-type="string">
            <text:p>Stefania Gabriella Anastasia CRAX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46];&quot; &quot;;[.C4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6];&quot; &quot;;[.C4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string" calcext:value-type="string">
            <text:p>Francesco Maria GIR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47];&quot; &quot;;[.C4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7];&quot; &quot;;[.C4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4989" calcext:value-type="float">
            <text:p>24989</text:p>
          </table:table-cell>
          <table:table-cell office:value-type="string" calcext:value-type="string">
            <text:p>Francesco BATTISTO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48];&quot; &quot;;[.C4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48];&quot; &quot;;[.C4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198" calcext:value-type="float">
            <text:p>25198</text:p>
          </table:table-cell>
          <table:table-cell office:value-type="string" calcext:value-type="string">
            <text:p>Maria RIZZOTTI</text:p>
          </table:table-cell>
          <table:table-cell office:value-type="string" calcext:value-type="string">
            <text:p>FI-BP</text:p>
          </table:table-cell>
          <table:table-cell office:value-type="string" calcext:value-type="string">
            <text:p>https://twitter.com/maria_rizzotti</text:p>
          </table:table-cell>
          <table:table-cell table:style-name="ce3" table:formula="of:=HYPERLINK(CONCATENATE(&quot;https://www.google.com/search?hl=it&amp;q=&quot;;[.B49];&quot; &quot;;[.C4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enMariaRizzotti/</text:p>
          </table:table-cell>
          <table:table-cell table:style-name="ce3" table:formula="of:=HYPERLINK(CONCATENATE(&quot;https://www.google.com/search?hl=it&amp;q=&quot;;[.B49];&quot; &quot;;[.C49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mariella_rizzotti_ufficiale/</text:p>
          </table:table-cell>
          <table:table-cell office:value-type="string" calcext:value-type="string">
            <text:p>http://www.mariarizzotti.it/</text:p>
          </table:table-cell>
          <table:table-cell table:number-columns-repeated="1013"/>
        </table:table-row>
        <table:table-row table:style-name="ro1">
          <table:table-cell office:value-type="float" office:value="25199" calcext:value-type="float">
            <text:p>25199</text:p>
          </table:table-cell>
          <table:table-cell office:value-type="string" calcext:value-type="string">
            <text:p>Gilberto PICHETTO FRATIN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50];&quot; &quot;;[.C5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0];&quot; &quot;;[.C5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205" calcext:value-type="float">
            <text:p>25205</text:p>
          </table:table-cell>
          <table:table-cell office:value-type="string" calcext:value-type="string">
            <text:p>Alfredo MESSINA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51];&quot; &quot;;[.C5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1];&quot; &quot;;[.C5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206" calcext:value-type="float">
            <text:p>25206</text:p>
          </table:table-cell>
          <table:table-cell office:value-type="string" calcext:value-type="string">
            <text:p>Salvatore SCIASCIA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52];&quot; &quot;;[.C5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2];&quot; &quot;;[.C5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207" calcext:value-type="float">
            <text:p>25207</text:p>
          </table:table-cell>
          <table:table-cell office:value-type="string" calcext:value-type="string">
            <text:p>Giancarlo SERAFI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53];&quot; &quot;;[.C5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3];&quot; &quot;;[.C5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Giacomo CALIEND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54];&quot; &quot;;[.C5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4];&quot; &quot;;[.C5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412" calcext:value-type="float">
            <text:p>25412</text:p>
          </table:table-cell>
          <table:table-cell office:value-type="string" calcext:value-type="string">
            <text:p>Mariarosaria ROSS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55];&quot; &quot;;[.C5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5];&quot; &quot;;[.C55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mariarosaria.rossi/</text:p>
          </table:table-cell>
          <table:table-cell table:number-columns-repeated="1014"/>
        </table:table-row>
        <table:table-row table:style-name="ro1">
          <table:table-cell office:value-type="float" office:value="25492" calcext:value-type="float">
            <text:p>25492</text:p>
          </table:table-cell>
          <table:table-cell office:value-type="string" calcext:value-type="string">
            <text:p>Gabriella GIAMMANCO</text:p>
          </table:table-cell>
          <table:table-cell office:value-type="string" calcext:value-type="string">
            <text:p>FI-BP</text:p>
          </table:table-cell>
          <table:table-cell office:value-type="string" calcext:value-type="string">
            <text:p>https://twitter.com/gabrigiammanco</text:p>
          </table:table-cell>
          <table:table-cell table:style-name="ce3" table:formula="of:=HYPERLINK(CONCATENATE(&quot;https://www.google.com/search?hl=it&amp;q=&quot;;[.B56];&quot; &quot;;[.C5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abriella.giammanco/</text:p>
          </table:table-cell>
          <table:table-cell table:style-name="ce3" table:formula="of:=HYPERLINK(CONCATENATE(&quot;https://www.google.com/search?hl=it&amp;q=&quot;;[.B56];&quot; &quot;;[.C5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558" calcext:value-type="float">
            <text:p>25558</text:p>
          </table:table-cell>
          <table:table-cell office:value-type="string" calcext:value-type="string">
            <text:p>Anna Maria BERNI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57];&quot; &quot;;[.C5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7];&quot; &quot;;[.C5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6539" calcext:value-type="float">
            <text:p>26539</text:p>
          </table:table-cell>
          <table:table-cell office:value-type="string" calcext:value-type="string">
            <text:p>Maria Alessandra GALLONE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58];&quot; &quot;;[.C5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8];&quot; &quot;;[.C5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7476" calcext:value-type="float">
            <text:p>27476</text:p>
          </table:table-cell>
          <table:table-cell office:value-type="string" calcext:value-type="string">
            <text:p>Raffaele FANTETT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59];&quot; &quot;;[.C5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59];&quot; &quot;;[.C59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raffaelefantetti.it</text:p>
          </table:table-cell>
          <table:table-cell table:number-columns-repeated="1013"/>
        </table:table-row>
        <table:table-row table:style-name="ro1">
          <table:table-cell office:value-type="float" office:value="27874" calcext:value-type="float">
            <text:p>27874</text:p>
          </table:table-cell>
          <table:table-cell office:value-type="string" calcext:value-type="string">
            <text:p>Domenico DE SIAN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60];&quot; &quot;;[.C6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0];&quot; &quot;;[.C6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209" calcext:value-type="float">
            <text:p>29209</text:p>
          </table:table-cell>
          <table:table-cell office:value-type="string" calcext:value-type="string">
            <text:p>Emilio FLORIS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61];&quot; &quot;;[.C6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1];&quot; &quot;;[.C6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329" calcext:value-type="float">
            <text:p>29329</text:p>
          </table:table-cell>
          <table:table-cell office:value-type="string" calcext:value-type="string">
            <text:p>Andrea CAUSIN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62];&quot; &quot;;[.C6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2];&quot; &quot;;[.C62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andreacausin.it</text:p>
          </table:table-cell>
          <table:table-cell table:number-columns-repeated="1013"/>
        </table:table-row>
        <table:table-row table:style-name="ro1">
          <table:table-cell office:value-type="float" office:value="30396" calcext:value-type="float">
            <text:p>30396</text:p>
          </table:table-cell>
          <table:table-cell office:value-type="string" calcext:value-type="string">
            <text:p>Urania Giulia Rosina PAPATHEU</text:p>
          </table:table-cell>
          <table:table-cell office:value-type="string" calcext:value-type="string">
            <text:p>FI-BP</text:p>
          </table:table-cell>
          <table:table-cell office:value-type="string" calcext:value-type="string">
            <text:p>https://twitter.com/uraniapapatheu</text:p>
          </table:table-cell>
          <table:table-cell table:style-name="ce3" table:formula="of:=HYPERLINK(CONCATENATE(&quot;https://www.google.com/search?hl=it&amp;q=&quot;;[.B63];&quot; &quot;;[.C6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3];&quot; &quot;;[.C6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1157" calcext:value-type="float">
            <text:p>31157</text:p>
          </table:table-cell>
          <table:table-cell office:value-type="string" calcext:value-type="string">
            <text:p>Antonio SACCONE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64];&quot; &quot;;[.C6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4];&quot; &quot;;[.C6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83" calcext:value-type="float">
            <text:p>32583</text:p>
          </table:table-cell>
          <table:table-cell office:value-type="string" calcext:value-type="string">
            <text:p>Alberto BARACHI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65];&quot; &quot;;[.C6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5];&quot; &quot;;[.C6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84" calcext:value-type="float">
            <text:p>32584</text:p>
          </table:table-cell>
          <table:table-cell office:value-type="string" calcext:value-type="string">
            <text:p>Antonio BARBO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66];&quot; &quot;;[.C6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6];&quot; &quot;;[.C6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85" calcext:value-type="float">
            <text:p>32585</text:p>
          </table:table-cell>
          <table:table-cell office:value-type="string" calcext:value-type="string">
            <text:p>Roberto BERARD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67];&quot; &quot;;[.C6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7];&quot; &quot;;[.C6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87" calcext:value-type="float">
            <text:p>32587</text:p>
          </table:table-cell>
          <table:table-cell office:value-type="string" calcext:value-type="string">
            <text:p>Massimo Vittorio BERUTT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68];&quot; &quot;;[.C6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8];&quot; &quot;;[.C6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97" calcext:value-type="float">
            <text:p>32597</text:p>
          </table:table-cell>
          <table:table-cell office:value-type="string" calcext:value-type="string">
            <text:p>Andrea CANGI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69];&quot; &quot;;[.C6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69];&quot; &quot;;[.C6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05" calcext:value-type="float">
            <text:p>32605</text:p>
          </table:table-cell>
          <table:table-cell office:value-type="string" calcext:value-type="string">
            <text:p>Donatella CONZATTI</text:p>
          </table:table-cell>
          <table:table-cell office:value-type="string" calcext:value-type="string">
            <text:p>FI-BP</text:p>
          </table:table-cell>
          <table:table-cell office:value-type="string" calcext:value-type="string">
            <text:p>https://www.twitter.com/donaconzatti</text:p>
          </table:table-cell>
          <table:table-cell table:style-name="ce3" table:formula="of:=HYPERLINK(CONCATENATE(&quot;https://www.google.com/search?hl=it&amp;q=&quot;;[.B70];&quot; &quot;;[.C7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onaConzatti/</text:p>
          </table:table-cell>
          <table:table-cell table:style-name="ce3" table:formula="of:=HYPERLINK(CONCATENATE(&quot;https://www.google.com/search?hl=it&amp;q=&quot;;[.B70];&quot; &quot;;[.C70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donatellaconzatti.it</text:p>
          </table:table-cell>
          <table:table-cell table:number-columns-repeated="1013"/>
        </table:table-row>
        <table:table-row table:style-name="ro1">
          <table:table-cell office:value-type="float" office:value="32611" calcext:value-type="float">
            <text:p>32611</text:p>
          </table:table-cell>
          <table:table-cell office:value-type="string" calcext:value-type="string">
            <text:p>Franco DAL MAS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71];&quot; &quot;;[.C7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71];&quot; &quot;;[.C7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37" calcext:value-type="float">
            <text:p>32637</text:p>
          </table:table-cell>
          <table:table-cell office:value-type="string" calcext:value-type="string">
            <text:p>Adriano GALLIA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72];&quot; &quot;;[.C7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72];&quot; &quot;;[.C7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59" calcext:value-type="float">
            <text:p>32659</text:p>
          </table:table-cell>
          <table:table-cell office:value-type="string" calcext:value-type="string">
            <text:p>Massimo MALLEG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73];&quot; &quot;;[.C7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73];&quot; &quot;;[.C73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s://massimomallegni.com/</text:p>
          </table:table-cell>
          <table:table-cell table:number-columns-repeated="1013"/>
        </table:table-row>
        <table:table-row table:style-name="ro1">
          <table:table-cell office:value-type="float" office:value="32661" calcext:value-type="float">
            <text:p>32661</text:p>
          </table:table-cell>
          <table:table-cell office:value-type="string" calcext:value-type="string">
            <text:p>Giuseppe Tommaso Vincenzo MANGIALAVOR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74];&quot; &quot;;[.C7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74];&quot; &quot;;[.C7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66" calcext:value-type="float">
            <text:p>32666</text:p>
          </table:table-cell>
          <table:table-cell office:value-type="string" calcext:value-type="string">
            <text:p>Barbara MASI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75];&quot; &quot;;[.C7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75];&quot; &quot;;[.C7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1" calcext:value-type="float">
            <text:p>32671</text:p>
          </table:table-cell>
          <table:table-cell office:value-type="string" calcext:value-type="string">
            <text:p>Fiammetta MODENA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76];&quot; &quot;;[.C7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g/FiammettaModenaOfficial/</text:p>
          </table:table-cell>
          <table:table-cell table:style-name="ce3" table:formula="of:=HYPERLINK(CONCATENATE(&quot;https://www.google.com/search?hl=it&amp;q=&quot;;[.B76];&quot; &quot;;[.C7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9" calcext:value-type="float">
            <text:p>32679</text:p>
          </table:table-cell>
          <table:table-cell office:value-type="string" calcext:value-type="string">
            <text:p>Nazario PAGAN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77];&quot; &quot;;[.C7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77];&quot; &quot;;[.C7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8" calcext:value-type="float">
            <text:p>32688</text:p>
          </table:table-cell>
          <table:table-cell office:value-type="string" calcext:value-type="string">
            <text:p>Marco PEROSIN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78];&quot; &quot;;[.C7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78];&quot; &quot;;[.C7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07" calcext:value-type="float">
            <text:p>32707</text:p>
          </table:table-cell>
          <table:table-cell office:value-type="string" calcext:value-type="string">
            <text:p>Licia RONZULL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79];&quot; &quot;;[.C7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79];&quot; &quot;;[.C7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14" calcext:value-type="float">
            <text:p>32714</text:p>
          </table:table-cell>
          <table:table-cell office:value-type="string" calcext:value-type="string">
            <text:p>Marco SICLARI</text:p>
          </table:table-cell>
          <table:table-cell office:value-type="string" calcext:value-type="string">
            <text:p>FI-BP</text:p>
          </table:table-cell>
          <table:table-cell office:value-type="string" calcext:value-type="string">
            <text:p>https://twitter.com/marcosiclari</text:p>
          </table:table-cell>
          <table:table-cell table:style-name="ce3" table:formula="of:=HYPERLINK(CONCATENATE(&quot;https://www.google.com/search?hl=it&amp;q=&quot;;[.B80];&quot; &quot;;[.C8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pg/MarcoSiclariPaginaUfficiale/about/</text:p>
          </table:table-cell>
          <table:table-cell table:style-name="ce3" table:formula="of:=HYPERLINK(CONCATENATE(&quot;https://www.google.com/search?hl=it&amp;q=&quot;;[.B80];&quot; &quot;;[.C80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marcosiclari/</text:p>
          </table:table-cell>
          <table:table-cell office:value-type="string" calcext:value-type="string">
            <text:p>http://www.marcosiclari.it</text:p>
          </table:table-cell>
          <table:table-cell table:number-columns-repeated="1013"/>
        </table:table-row>
        <table:table-row table:style-name="ro1">
          <table:table-cell office:value-type="float" office:value="32717" calcext:value-type="float">
            <text:p>32717</text:p>
          </table:table-cell>
          <table:table-cell office:value-type="string" calcext:value-type="string">
            <text:p>Laura STABILE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81];&quot; &quot;;[.C8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ottoressaStabile/</text:p>
          </table:table-cell>
          <table:table-cell table:style-name="ce3" table:formula="of:=HYPERLINK(CONCATENATE(&quot;https://www.google.com/search?hl=it&amp;q=&quot;;[.B81];&quot; &quot;;[.C8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21" calcext:value-type="float">
            <text:p>32721</text:p>
          </table:table-cell>
          <table:table-cell office:value-type="string" calcext:value-type="string">
            <text:p>Elena TESTOR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82];&quot; &quot;;[.C8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lena-Testor-405664859891960/</text:p>
          </table:table-cell>
          <table:table-cell table:style-name="ce3" table:formula="of:=HYPERLINK(CONCATENATE(&quot;https://www.google.com/search?hl=it&amp;q=&quot;;[.B82];&quot; &quot;;[.C82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elenatestor.it</text:p>
          </table:table-cell>
          <table:table-cell table:number-columns-repeated="1013"/>
        </table:table-row>
        <table:table-row table:style-name="ro1">
          <table:table-cell office:value-type="float" office:value="32722" calcext:value-type="float">
            <text:p>32722</text:p>
          </table:table-cell>
          <table:table-cell office:value-type="string" calcext:value-type="string">
            <text:p>Maria Virginia TIRABOSCH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83];&quot; &quot;;[.C8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irginia.tiraboschi1</text:p>
          </table:table-cell>
          <table:table-cell table:style-name="ce3" table:formula="of:=HYPERLINK(CONCATENATE(&quot;https://www.google.com/search?hl=it&amp;q=&quot;;[.B83];&quot; &quot;;[.C83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virginia_tiraboschi/</text:p>
          </table:table-cell>
          <table:table-cell office:value-type="string" calcext:value-type="string">
            <text:p>https://virginiatiraboschi.com/</text:p>
          </table:table-cell>
          <table:table-cell office:value-type="string" calcext:value-type="string">
            <text:p>https://www.linkedin.com/in/virginia-tiraboschi-80100611/</text:p>
          </table:table-cell>
          <table:table-cell table:number-columns-repeated="1012"/>
        </table:table-row>
        <table:table-row table:style-name="ro1">
          <table:table-cell office:value-type="float" office:value="32723" calcext:value-type="float">
            <text:p>32723</text:p>
          </table:table-cell>
          <table:table-cell office:value-type="string" calcext:value-type="string">
            <text:p>Roberta TOFFANIN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84];&quot; &quot;;[.C8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84];&quot; &quot;;[.C8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41" calcext:value-type="float">
            <text:p>32741</text:p>
          </table:table-cell>
          <table:table-cell office:value-type="string" calcext:value-type="string">
            <text:p>Enrico AIM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85];&quot; &quot;;[.C8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85];&quot; &quot;;[.C8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42" calcext:value-type="float">
            <text:p>32742</text:p>
          </table:table-cell>
          <table:table-cell office:value-type="string" calcext:value-type="string">
            <text:p>Francesca ALDERIS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86];&quot; &quot;;[.C8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86];&quot; &quot;;[.C8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44" calcext:value-type="float">
            <text:p>32744</text:p>
          </table:table-cell>
          <table:table-cell office:value-type="string" calcext:value-type="string">
            <text:p>Vincenzo CARBONE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87];&quot; &quot;;[.C8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87];&quot; &quot;;[.C8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47" calcext:value-type="float">
            <text:p>32747</text:p>
          </table:table-cell>
          <table:table-cell office:value-type="string" calcext:value-type="string">
            <text:p>Dario DAMIANI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88];&quot; &quot;;[.C8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88];&quot; &quot;;[.C88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dariodamiani.it</text:p>
          </table:table-cell>
          <table:table-cell table:number-columns-repeated="1013"/>
        </table:table-row>
        <table:table-row table:style-name="ro1">
          <table:table-cell office:value-type="float" office:value="32765" calcext:value-type="float">
            <text:p>32765</text:p>
          </table:table-cell>
          <table:table-cell office:value-type="string" calcext:value-type="string">
            <text:p>Anna Carmela MINUTO</text:p>
          </table:table-cell>
          <table:table-cell office:value-type="string" calcext:value-type="string">
            <text:p>FI-BP</text:p>
          </table:table-cell>
          <table:table-cell/>
          <table:table-cell table:style-name="ce3" table:formula="of:=HYPERLINK(CONCATENATE(&quot;https://www.google.com/search?hl=it&amp;q=&quot;;[.B89];&quot; &quot;;[.C8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89];&quot; &quot;;[.C8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Umberto BOSS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90];&quot; &quot;;[.C9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0];&quot; &quot;;[.C9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oberto CALDEROL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91];&quot; &quot;;[.C9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1];&quot; &quot;;[.C9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8562" calcext:value-type="float">
            <text:p>18562</text:p>
          </table:table-cell>
          <table:table-cell office:value-type="string" calcext:value-type="string">
            <text:p>Daisy PIROVAN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92];&quot; &quot;;[.C9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2];&quot; &quot;;[.C9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9244" calcext:value-type="float">
            <text:p>19244</text:p>
          </table:table-cell>
          <table:table-cell office:value-type="string" calcext:value-type="string">
            <text:p>Luigi AUGUSSOR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93];&quot; &quot;;[.C9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3];&quot; &quot;;[.C93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luigiaugussori.com</text:p>
          </table:table-cell>
          <table:table-cell table:number-columns-repeated="1013"/>
        </table:table-row>
        <table:table-row table:style-name="ro1">
          <table:table-cell office:value-type="float" office:value="22717" calcext:value-type="float">
            <text:p>22717</text:p>
          </table:table-cell>
          <table:table-cell office:value-type="string" calcext:value-type="string">
            <text:p>Anna Cinzia BONFRISC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94];&quot; &quot;;[.C9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4];&quot; &quot;;[.C9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2877" calcext:value-type="float">
            <text:p>22877</text:p>
          </table:table-cell>
          <table:table-cell office:value-type="string" calcext:value-type="string">
            <text:p>Giulia BONGIORN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95];&quot; &quot;;[.C9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5];&quot; &quot;;[.C9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3015" calcext:value-type="float">
            <text:p>23015</text:p>
          </table:table-cell>
          <table:table-cell office:value-type="string" calcext:value-type="string">
            <text:p>Enrico MONTAN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96];&quot; &quot;;[.C9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6];&quot; &quot;;[.C9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218" calcext:value-type="float">
            <text:p>25218</text:p>
          </table:table-cell>
          <table:table-cell office:value-type="string" calcext:value-type="string">
            <text:p>Gianpaolo VALLARD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97];&quot; &quot;;[.C9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7];&quot; &quot;;[.C9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295" calcext:value-type="float">
            <text:p>25295</text:p>
          </table:table-cell>
          <table:table-cell office:value-type="string" calcext:value-type="string">
            <text:p>Mario PITTON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98];&quot; &quot;;[.C9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98];&quot; &quot;;[.C9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407" calcext:value-type="float">
            <text:p>25407</text:p>
          </table:table-cell>
          <table:table-cell office:value-type="string" calcext:value-type="string">
            <text:p>Matteo SALVINI</text:p>
          </table:table-cell>
          <table:table-cell office:value-type="string" calcext:value-type="string">
            <text:p>L-SP-PSd'Az</text:p>
          </table:table-cell>
          <table:table-cell office:value-type="string" calcext:value-type="string">
            <text:p>https://twitter.com/matteosalvinimi</text:p>
          </table:table-cell>
          <table:table-cell table:style-name="ce3" table:formula="of:=HYPERLINK(CONCATENATE(&quot;https://www.google.com/search?hl=it&amp;q=&quot;;[.B99];&quot; &quot;;[.C9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alviniofficial/</text:p>
          </table:table-cell>
          <table:table-cell table:style-name="ce3" table:formula="of:=HYPERLINK(CONCATENATE(&quot;https://www.google.com/search?hl=it&amp;q=&quot;;[.B99];&quot; &quot;;[.C9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415" calcext:value-type="float">
            <text:p>25415</text:p>
          </table:table-cell>
          <table:table-cell office:value-type="string" calcext:value-type="string">
            <text:p>Erica RIVOLTA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00];&quot; &quot;;[.C10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00];&quot; &quot;;[.C10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565" calcext:value-type="float">
            <text:p>25565</text:p>
          </table:table-cell>
          <table:table-cell office:value-type="string" calcext:value-type="string">
            <text:p>Claudio BARBAR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01];&quot; &quot;;[.C10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01];&quot; &quot;;[.C10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39" calcext:value-type="float">
            <text:p>29039</text:p>
          </table:table-cell>
          <table:table-cell office:value-type="string" calcext:value-type="string">
            <text:p>Paolo ARRIGONI</text:p>
          </table:table-cell>
          <table:table-cell office:value-type="string" calcext:value-type="string">
            <text:p>L-SP-PSd'Az</text:p>
          </table:table-cell>
          <table:table-cell office:value-type="string" calcext:value-type="string">
            <text:p>https://twitter.com/arrigoni_paolo</text:p>
          </table:table-cell>
          <table:table-cell table:style-name="ce3" table:formula="of:=HYPERLINK(CONCATENATE(&quot;https://www.google.com/search?hl=it&amp;q=&quot;;[.B102];&quot; &quot;;[.C10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oloArrigoni.Lega/</text:p>
          </table:table-cell>
          <table:table-cell table:style-name="ce3" table:formula="of:=HYPERLINK(CONCATENATE(&quot;https://www.google.com/search?hl=it&amp;q=&quot;;[.B102];&quot; &quot;;[.C102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paoloarrigoni.com/</text:p>
          </table:table-cell>
          <table:table-cell table:number-columns-repeated="1013"/>
        </table:table-row>
        <table:table-row table:style-name="ro1">
          <table:table-cell office:value-type="float" office:value="29059" calcext:value-type="float">
            <text:p>29059</text:p>
          </table:table-cell>
          <table:table-cell office:value-type="string" calcext:value-type="string">
            <text:p>Stefano CANDIANI</text:p>
          </table:table-cell>
          <table:table-cell office:value-type="string" calcext:value-type="string">
            <text:p>L-SP-PSd'Az</text:p>
          </table:table-cell>
          <table:table-cell office:value-type="string" calcext:value-type="string">
            <text:p>https://twitter.com/candianistefano</text:p>
          </table:table-cell>
          <table:table-cell table:style-name="ce3" table:formula="of:=HYPERLINK(CONCATENATE(&quot;https://www.google.com/search?hl=it&amp;q=&quot;;[.B103];&quot; &quot;;[.C10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tefano.candiani.3</text:p>
          </table:table-cell>
          <table:table-cell table:style-name="ce3" table:formula="of:=HYPERLINK(CONCATENATE(&quot;https://www.google.com/search?hl=it&amp;q=&quot;;[.B103];&quot; &quot;;[.C103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candiani.stefano/</text:p>
          </table:table-cell>
          <table:table-cell table:number-columns-repeated="1014"/>
        </table:table-row>
        <table:table-row table:style-name="ro1">
          <table:table-cell office:value-type="float" office:value="29067" calcext:value-type="float">
            <text:p>29067</text:p>
          </table:table-cell>
          <table:table-cell office:value-type="string" calcext:value-type="string">
            <text:p>Gian Marco CENTINAI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04];&quot; &quot;;[.C10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04];&quot; &quot;;[.C104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gianmarcocentinaio.it</text:p>
          </table:table-cell>
          <table:table-cell table:number-columns-repeated="1013"/>
        </table:table-row>
        <table:table-row table:style-name="ro1">
          <table:table-cell office:value-type="float" office:value="29185" calcext:value-type="float">
            <text:p>29185</text:p>
          </table:table-cell>
          <table:table-cell office:value-type="string" calcext:value-type="string">
            <text:p>Erika STEFAN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05];&quot; &quot;;[.C10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05];&quot; &quot;;[.C10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292" calcext:value-type="float">
            <text:p>29292</text:p>
          </table:table-cell>
          <table:table-cell office:value-type="string" calcext:value-type="string">
            <text:p>Stefano BORGHES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06];&quot; &quot;;[.C10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06];&quot; &quot;;[.C10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480" calcext:value-type="float">
            <text:p>29480</text:p>
          </table:table-cell>
          <table:table-cell office:value-type="string" calcext:value-type="string">
            <text:p>Roberto MART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07];&quot; &quot;;[.C10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07];&quot; &quot;;[.C10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915" calcext:value-type="float">
            <text:p>30915</text:p>
          </table:table-cell>
          <table:table-cell office:value-type="string" calcext:value-type="string">
            <text:p>Paolo TOSAT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08];&quot; &quot;;[.C10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08];&quot; &quot;;[.C10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82" calcext:value-type="float">
            <text:p>32582</text:p>
          </table:table-cell>
          <table:table-cell office:value-type="string" calcext:value-type="string">
            <text:p>Alberto BAGNAI</text:p>
          </table:table-cell>
          <table:table-cell office:value-type="string" calcext:value-type="string">
            <text:p>L-SP-PSd'Az</text:p>
          </table:table-cell>
          <table:table-cell office:value-type="string" calcext:value-type="string">
            <text:p>https://twitter.com/albertobagnai</text:p>
          </table:table-cell>
          <table:table-cell table:style-name="ce3" table:formula="of:=HYPERLINK(CONCATENATE(&quot;https://www.google.com/search?hl=it&amp;q=&quot;;[.B109];&quot; &quot;;[.C10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09];&quot; &quot;;[.C109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albertobagnai.it/</text:p>
          </table:table-cell>
          <table:table-cell table:number-columns-repeated="1013"/>
        </table:table-row>
        <table:table-row table:style-name="ro1">
          <table:table-cell office:value-type="float" office:value="32586" calcext:value-type="float">
            <text:p>32586</text:p>
          </table:table-cell>
          <table:table-cell office:value-type="string" calcext:value-type="string">
            <text:p>Giorgio Maria BERGESI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0];&quot; &quot;;[.C11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orgiomariabergesio/</text:p>
          </table:table-cell>
          <table:table-cell table:style-name="ce3" table:formula="of:=HYPERLINK(CONCATENATE(&quot;https://www.google.com/search?hl=it&amp;q=&quot;;[.B110];&quot; &quot;;[.C110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Instagram.com/giorgiobergesio/</text:p>
          </table:table-cell>
          <table:table-cell office:value-type="string" calcext:value-type="string">
            <text:p>http://www.giorgiobergesio.it</text:p>
          </table:table-cell>
          <table:table-cell table:number-columns-repeated="1013"/>
        </table:table-row>
        <table:table-row table:style-name="ro1">
          <table:table-cell office:value-type="float" office:value="32590" calcext:value-type="float">
            <text:p>32590</text:p>
          </table:table-cell>
          <table:table-cell office:value-type="string" calcext:value-type="string">
            <text:p>Lucia BORGONZON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1];&quot; &quot;;[.C11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11];&quot; &quot;;[.C1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91" calcext:value-type="float">
            <text:p>32591</text:p>
          </table:table-cell>
          <table:table-cell office:value-type="string" calcext:value-type="string">
            <text:p>Simone BOSS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2];&quot; &quot;;[.C11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12];&quot; &quot;;[.C11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93" calcext:value-type="float">
            <text:p>32593</text:p>
          </table:table-cell>
          <table:table-cell office:value-type="string" calcext:value-type="string">
            <text:p>Luca BRIZIARELL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3];&quot; &quot;;[.C11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ucabriziarelliofficial/</text:p>
          </table:table-cell>
          <table:table-cell table:style-name="ce3" table:formula="of:=HYPERLINK(CONCATENATE(&quot;https://www.google.com/search?hl=it&amp;q=&quot;;[.B113];&quot; &quot;;[.C1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95" calcext:value-type="float">
            <text:p>32595</text:p>
          </table:table-cell>
          <table:table-cell office:value-type="string" calcext:value-type="string">
            <text:p>Maurizio CAMPAR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4];&quot; &quot;;[.C11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urizioCampariLegaNordParma</text:p>
          </table:table-cell>
          <table:table-cell table:style-name="ce3" table:formula="of:=HYPERLINK(CONCATENATE(&quot;https://www.google.com/search?hl=it&amp;q=&quot;;[.B114];&quot; &quot;;[.C1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96" calcext:value-type="float">
            <text:p>32596</text:p>
          </table:table-cell>
          <table:table-cell office:value-type="string" calcext:value-type="string">
            <text:p>Massimo CANDURA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5];&quot; &quot;;[.C11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15];&quot; &quot;;[.C1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98" calcext:value-type="float">
            <text:p>32598</text:p>
          </table:table-cell>
          <table:table-cell office:value-type="string" calcext:value-type="string">
            <text:p>Maria Cristina CANTU'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6];&quot; &quot;;[.C11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16];&quot; &quot;;[.C1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99" calcext:value-type="float">
            <text:p>32599</text:p>
          </table:table-cell>
          <table:table-cell office:value-type="string" calcext:value-type="string">
            <text:p>Marzia CASOLAT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7];&quot; &quot;;[.C11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17];&quot; &quot;;[.C1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27" calcext:value-type="float">
            <text:p>32627</text:p>
          </table:table-cell>
          <table:table-cell office:value-type="string" calcext:value-type="string">
            <text:p>Antonella FAGG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8];&quot; &quot;;[.C11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18];&quot; &quot;;[.C1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33" calcext:value-type="float">
            <text:p>32633</text:p>
          </table:table-cell>
          <table:table-cell office:value-type="string" calcext:value-type="string">
            <text:p>Roberta FERRER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19];&quot; &quot;;[.C11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erreroRobertaLega/</text:p>
          </table:table-cell>
          <table:table-cell table:style-name="ce3" table:formula="of:=HYPERLINK(CONCATENATE(&quot;https://www.google.com/search?hl=it&amp;q=&quot;;[.B119];&quot; &quot;;[.C1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35" calcext:value-type="float">
            <text:p>32635</text:p>
          </table:table-cell>
          <table:table-cell office:value-type="string" calcext:value-type="string">
            <text:p>Sonia FREGOLENT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20];&quot; &quot;;[.C12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20];&quot; &quot;;[.C1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36" calcext:value-type="float">
            <text:p>32636</text:p>
          </table:table-cell>
          <table:table-cell office:value-type="string" calcext:value-type="string">
            <text:p>Umberto FUSC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21];&quot; &quot;;[.C12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21];&quot; &quot;;[.C1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string" calcext:value-type="string">
            <text:p>Tony Chike IWOB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22];&quot; &quot;;[.C12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22];&quot; &quot;;[.C1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64" calcext:value-type="float">
            <text:p>32664</text:p>
          </table:table-cell>
          <table:table-cell office:value-type="string" calcext:value-type="string">
            <text:p>Raffaella Fiormaria MARIN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23];&quot; &quot;;[.C12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On-Senatrice-della-Repubblica-Raffaella-F-MARIN-LEGA-Salvini-Premier-388018935003220/</text:p>
          </table:table-cell>
          <table:table-cell table:style-name="ce3" table:formula="of:=HYPERLINK(CONCATENATE(&quot;https://www.google.com/search?hl=it&amp;q=&quot;;[.B123];&quot; &quot;;[.C12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7" calcext:value-type="float">
            <text:p>32677</text:p>
          </table:table-cell>
          <table:table-cell office:value-type="string" calcext:value-type="string">
            <text:p>Andrea OSTELLAR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24];&quot; &quot;;[.C12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ostellariandrea/</text:p>
          </table:table-cell>
          <table:table-cell table:style-name="ce3" table:formula="of:=HYPERLINK(CONCATENATE(&quot;https://www.google.com/search?hl=it&amp;q=&quot;;[.B124];&quot; &quot;;[.C1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2" calcext:value-type="float">
            <text:p>32682</text:p>
          </table:table-cell>
          <table:table-cell office:value-type="string" calcext:value-type="string">
            <text:p>Giuliano PAZZAGLIN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25];&quot; &quot;;[.C12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25];&quot; &quot;;[.C12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3" calcext:value-type="float">
            <text:p>32683</text:p>
          </table:table-cell>
          <table:table-cell office:value-type="string" calcext:value-type="string">
            <text:p>Emanuele PELLEGRIN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26];&quot; &quot;;[.C12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26];&quot; &quot;;[.C1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5" calcext:value-type="float">
            <text:p>32685</text:p>
          </table:table-cell>
          <table:table-cell office:value-type="string" calcext:value-type="string">
            <text:p>Pasquale PEPE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27];&quot; &quot;;[.C12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27];&quot; &quot;;[.C1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6" calcext:value-type="float">
            <text:p>32686</text:p>
          </table:table-cell>
          <table:table-cell office:value-type="string" calcext:value-type="string">
            <text:p>Simona PERGREFFI</text:p>
          </table:table-cell>
          <table:table-cell office:value-type="string" calcext:value-type="string">
            <text:p>L-SP-PSd'Az</text:p>
          </table:table-cell>
          <table:table-cell office:value-type="string" calcext:value-type="string">
            <text:p>https://twitter.com/simonapergreffi</text:p>
          </table:table-cell>
          <table:table-cell table:style-name="ce3" table:formula="of:=HYPERLINK(CONCATENATE(&quot;https://www.google.com/search?hl=it&amp;q=&quot;;[.B128];&quot; &quot;;[.C12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imona.pergreffi</text:p>
          </table:table-cell>
          <table:table-cell table:style-name="ce3" table:formula="of:=HYPERLINK(CONCATENATE(&quot;https://www.google.com/search?hl=it&amp;q=&quot;;[.B128];&quot; &quot;;[.C128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simona.pergreffi/</text:p>
          </table:table-cell>
          <table:table-cell office:value-type="string" calcext:value-type="string">
            <text:p>http://www.simonapergreffi.it/</text:p>
          </table:table-cell>
          <table:table-cell office:value-type="string" calcext:value-type="string">
            <text:p>https://www.linkedin.com/in/simona-pergreffi-011573b4/</text:p>
          </table:table-cell>
          <table:table-cell table:number-columns-repeated="1012"/>
        </table:table-row>
        <table:table-row table:style-name="ro1">
          <table:table-cell office:value-type="float" office:value="32690" calcext:value-type="float">
            <text:p>32690</text:p>
          </table:table-cell>
          <table:table-cell office:value-type="string" calcext:value-type="string">
            <text:p>Simone PILLON</text:p>
          </table:table-cell>
          <table:table-cell office:value-type="string" calcext:value-type="string">
            <text:p>L-SP-PSd'Az</text:p>
          </table:table-cell>
          <table:table-cell office:value-type="string" calcext:value-type="string">
            <text:p>https://twitter.com/SimoPillon</text:p>
          </table:table-cell>
          <table:table-cell table:style-name="ce3" table:formula="of:=HYPERLINK(CONCATENATE(&quot;https://www.google.com/search?hl=it&amp;q=&quot;;[.B129];&quot; &quot;;[.C12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imone.pillon.4</text:p>
          </table:table-cell>
          <table:table-cell table:style-name="ce3" table:formula="of:=HYPERLINK(CONCATENATE(&quot;https://www.google.com/search?hl=it&amp;q=&quot;;[.B129];&quot; &quot;;[.C129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instagram.com/simone_pillon/</text:p>
          </table:table-cell>
          <table:table-cell office:value-type="string" calcext:value-type="string">
            <text:p>http://www.simonepillon.it</text:p>
          </table:table-cell>
          <table:table-cell table:number-columns-repeated="1013"/>
        </table:table-row>
        <table:table-row table:style-name="ro1">
          <table:table-cell office:value-type="float" office:value="32694" calcext:value-type="float">
            <text:p>32694</text:p>
          </table:table-cell>
          <table:table-cell office:value-type="string" calcext:value-type="string">
            <text:p>Pietro PISAN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30];&quot; &quot;;[.C13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30];&quot; &quot;;[.C13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95" calcext:value-type="float">
            <text:p>32695</text:p>
          </table:table-cell>
          <table:table-cell office:value-type="string" calcext:value-type="string">
            <text:p>Nadia PIZZOL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31];&quot; &quot;;[.C13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nadia.pizzol.9</text:p>
          </table:table-cell>
          <table:table-cell table:style-name="ce3" table:formula="of:=HYPERLINK(CONCATENATE(&quot;https://www.google.com/search?hl=it&amp;q=&quot;;[.B131];&quot; &quot;;[.C13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97" calcext:value-type="float">
            <text:p>32697</text:p>
          </table:table-cell>
          <table:table-cell office:value-type="string" calcext:value-type="string">
            <text:p>Stefania PUCCIARELL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32];&quot; &quot;;[.C13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tefania.pucciarelli.9</text:p>
          </table:table-cell>
          <table:table-cell table:style-name="ce3" table:formula="of:=HYPERLINK(CONCATENATE(&quot;https://www.google.com/search?hl=it&amp;q=&quot;;[.B132];&quot; &quot;;[.C13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02" calcext:value-type="float">
            <text:p>32702</text:p>
          </table:table-cell>
          <table:table-cell office:value-type="string" calcext:value-type="string">
            <text:p>Paolo RIPAMONT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33];&quot; &quot;;[.C13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33];&quot; &quot;;[.C13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string" calcext:value-type="string">
            <text:p>Massimiliano ROME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34];&quot; &quot;;[.C13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34];&quot; &quot;;[.C13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11" calcext:value-type="float">
            <text:p>32711</text:p>
          </table:table-cell>
          <table:table-cell office:value-type="string" calcext:value-type="string">
            <text:p>Maria SAPONARA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35];&quot; &quot;;[.C13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35];&quot; &quot;;[.C13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12" calcext:value-type="float">
            <text:p>32712</text:p>
          </table:table-cell>
          <table:table-cell office:value-type="string" calcext:value-type="string">
            <text:p>Paolo SAVIANE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36];&quot; &quot;;[.C13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36];&quot; &quot;;[.C13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13" calcext:value-type="float">
            <text:p>32713</text:p>
          </table:table-cell>
          <table:table-cell office:value-type="string" calcext:value-type="string">
            <text:p>Rosellina SBRANA</text:p>
          </table:table-cell>
          <table:table-cell office:value-type="string" calcext:value-type="string">
            <text:p>L-SP-PSd'Az</text:p>
          </table:table-cell>
          <table:table-cell office:value-type="string" calcext:value-type="string">
            <text:p>https://twitter.com/rosy1162</text:p>
          </table:table-cell>
          <table:table-cell table:style-name="ce3" table:formula="of:=HYPERLINK(CONCATENATE(&quot;https://www.google.com/search?hl=it&amp;q=&quot;;[.B137];&quot; &quot;;[.C13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osellina.sbrana</text:p>
          </table:table-cell>
          <table:table-cell table:style-name="ce3" table:formula="of:=HYPERLINK(CONCATENATE(&quot;https://www.google.com/search?hl=it&amp;q=&quot;;[.B137];&quot; &quot;;[.C13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15" calcext:value-type="float">
            <text:p>32715</text:p>
          </table:table-cell>
          <table:table-cell office:value-type="string" calcext:value-type="string">
            <text:p>Armando SIRI</text:p>
          </table:table-cell>
          <table:table-cell office:value-type="string" calcext:value-type="string">
            <text:p>L-SP-PSd'Az</text:p>
          </table:table-cell>
          <table:table-cell office:value-type="string" calcext:value-type="string">
            <text:p>https://twitter.com/armandosiri</text:p>
          </table:table-cell>
          <table:table-cell table:style-name="ce3" table:formula="of:=HYPERLINK(CONCATENATE(&quot;https://www.google.com/search?hl=it&amp;q=&quot;;[.B138];&quot; &quot;;[.C13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rmandoSiri/</text:p>
          </table:table-cell>
          <table:table-cell table:style-name="ce3" table:formula="of:=HYPERLINK(CONCATENATE(&quot;https://www.google.com/search?hl=it&amp;q=&quot;;[.B138];&quot; &quot;;[.C138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armandosiri/</text:p>
          </table:table-cell>
          <table:table-cell office:value-type="string" calcext:value-type="string">
            <text:p>http://www.armandosiri.it</text:p>
          </table:table-cell>
          <table:table-cell table:number-columns-repeated="1013"/>
        </table:table-row>
        <table:table-row table:style-name="ro1">
          <table:table-cell office:value-type="float" office:value="32716" calcext:value-type="float">
            <text:p>32716</text:p>
          </table:table-cell>
          <table:table-cell office:value-type="string" calcext:value-type="string">
            <text:p>Christian SOLINAS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39];&quot; &quot;;[.C13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39];&quot; &quot;;[.C13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20" calcext:value-type="float">
            <text:p>32720</text:p>
          </table:table-cell>
          <table:table-cell office:value-type="string" calcext:value-type="string">
            <text:p>Donatella TESE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40];&quot; &quot;;[.C14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0];&quot; &quot;;[.C14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33" calcext:value-type="float">
            <text:p>32733</text:p>
          </table:table-cell>
          <table:table-cell office:value-type="string" calcext:value-type="string">
            <text:p>Cristiano ZULIAN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41];&quot; &quot;;[.C14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1];&quot; &quot;;[.C14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43" calcext:value-type="float">
            <text:p>32743</text:p>
          </table:table-cell>
          <table:table-cell office:value-type="string" calcext:value-type="string">
            <text:p>Francesco BRUZZONE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42];&quot; &quot;;[.C14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2];&quot; &quot;;[.C14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48" calcext:value-type="float">
            <text:p>32748</text:p>
          </table:table-cell>
          <table:table-cell office:value-type="string" calcext:value-type="string">
            <text:p>William DE VECCHIS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43];&quot; &quot;;[.C14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3];&quot; &quot;;[.C14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50" calcext:value-type="float">
            <text:p>32750</text:p>
          </table:table-cell>
          <table:table-cell office:value-type="string" calcext:value-type="string">
            <text:p>Tiziana NISIN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44];&quot; &quot;;[.C14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4];&quot; &quot;;[.C14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51" calcext:value-type="float">
            <text:p>32751</text:p>
          </table:table-cell>
          <table:table-cell office:value-type="string" calcext:value-type="string">
            <text:p>Cesare PIANASSO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45];&quot; &quot;;[.C14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5];&quot; &quot;;[.C14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52" calcext:value-type="float">
            <text:p>32752</text:p>
          </table:table-cell>
          <table:table-cell office:value-type="string" calcext:value-type="string">
            <text:p>Gianfranco RUFA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46];&quot; &quot;;[.C14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6];&quot; &quot;;[.C14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53" calcext:value-type="float">
            <text:p>32753</text:p>
          </table:table-cell>
          <table:table-cell office:value-type="string" calcext:value-type="string">
            <text:p>Manuel VESCOVI</text:p>
          </table:table-cell>
          <table:table-cell office:value-type="string" calcext:value-type="string">
            <text:p>L-SP-PSd'Az</text:p>
          </table:table-cell>
          <table:table-cell/>
          <table:table-cell table:style-name="ce3" table:formula="of:=HYPERLINK(CONCATENATE(&quot;https://www.google.com/search?hl=it&amp;q=&quot;;[.B147];&quot; &quot;;[.C14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7];&quot; &quot;;[.C14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4224" calcext:value-type="float">
            <text:p>14224</text:p>
          </table:table-cell>
          <table:table-cell office:value-type="string" calcext:value-type="string">
            <text:p>Pierpaolo SILER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48];&quot; &quot;;[.C14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iersileri</text:p>
          </table:table-cell>
          <table:table-cell table:style-name="ce3" table:formula="of:=HYPERLINK(CONCATENATE(&quot;https://www.google.com/search?hl=it&amp;q=&quot;;[.B148];&quot; &quot;;[.C148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pierpaolosileri/</text:p>
          </table:table-cell>
          <table:table-cell table:number-columns-repeated="1014"/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string" calcext:value-type="string">
            <text:p>Elio LANNUTT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49];&quot; &quot;;[.C14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49];&quot; &quot;;[.C14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34" calcext:value-type="float">
            <text:p>29034</text:p>
          </table:table-cell>
          <table:table-cell office:value-type="string" calcext:value-type="string">
            <text:p>Alberto AIROL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50];&quot; &quot;;[.C15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50];&quot; &quot;;[.C15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53" calcext:value-type="float">
            <text:p>29053</text:p>
          </table:table-cell>
          <table:table-cell office:value-type="string" calcext:value-type="string">
            <text:p>Laura BOTTIC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51];&quot; &quot;;[.C15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ges/Laura-Bottici-Movimento-5-Stelle/477764842273479</text:p>
          </table:table-cell>
          <table:table-cell table:style-name="ce3" table:formula="of:=HYPERLINK(CONCATENATE(&quot;https://www.google.com/search?hl=it&amp;q=&quot;;[.B151];&quot; &quot;;[.C15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65" calcext:value-type="float">
            <text:p>29065</text:p>
          </table:table-cell>
          <table:table-cell office:value-type="string" calcext:value-type="string">
            <text:p>Gianluca CASTALDI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twitter.com/gianlucavasto</text:p>
          </table:table-cell>
          <table:table-cell table:style-name="ce3" table:formula="of:=HYPERLINK(CONCATENATE(&quot;https://www.google.com/search?hl=it&amp;q=&quot;;[.B152];&quot; &quot;;[.C15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astaldim5ssenato</text:p>
          </table:table-cell>
          <table:table-cell table:style-name="ce3" table:formula="of:=HYPERLINK(CONCATENATE(&quot;https://www.google.com/search?hl=it&amp;q=&quot;;[.B152];&quot; &quot;;[.C15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66" calcext:value-type="float">
            <text:p>29066</text:p>
          </table:table-cell>
          <table:table-cell office:value-type="string" calcext:value-type="string">
            <text:p>Nunzia CATALF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53];&quot; &quot;;[.C15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53];&quot; &quot;;[.C15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69" calcext:value-type="float">
            <text:p>29069</text:p>
          </table:table-cell>
          <table:table-cell office:value-type="string" calcext:value-type="string">
            <text:p>Lello CIAMPOLILL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54];&quot; &quot;;[.C15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54];&quot; &quot;;[.C15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70" calcext:value-type="float">
            <text:p>29070</text:p>
          </table:table-cell>
          <table:table-cell office:value-type="string" calcext:value-type="string">
            <text:p>Andrea CIOFF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55];&quot; &quot;;[.C15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55];&quot; &quot;;[.C15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75" calcext:value-type="float">
            <text:p>29075</text:p>
          </table:table-cell>
          <table:table-cell office:value-type="string" calcext:value-type="string">
            <text:p>Vito Claudio CRIMI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twitter.com/vitocrimi</text:p>
          </table:table-cell>
          <table:table-cell table:style-name="ce3" table:formula="of:=HYPERLINK(CONCATENATE(&quot;https://www.google.com/search?hl=it&amp;q=&quot;;[.B156];&quot; &quot;;[.C15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56];&quot; &quot;;[.C156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movimento5stelle.it</text:p>
          </table:table-cell>
          <table:table-cell office:value-type="string" calcext:value-type="string">
            <text:p>https://it.linkedin.com/in/vitocrimi</text:p>
          </table:table-cell>
          <table:table-cell table:number-columns-repeated="1012"/>
        </table:table-row>
        <table:table-row table:style-name="ro1">
          <table:table-cell office:value-type="float" office:value="29090" calcext:value-type="float">
            <text:p>29090</text:p>
          </table:table-cell>
          <table:table-cell office:value-type="string" calcext:value-type="string">
            <text:p>Daniela DONN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57];&quot; &quot;;[.C15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ges/Daniela-Donno/321917701263424</text:p>
          </table:table-cell>
          <table:table-cell table:style-name="ce3" table:formula="of:=HYPERLINK(CONCATENATE(&quot;https://www.google.com/search?hl=it&amp;q=&quot;;[.B157];&quot; &quot;;[.C15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91" calcext:value-type="float">
            <text:p>29091</text:p>
          </table:table-cell>
          <table:table-cell office:value-type="string" calcext:value-type="string">
            <text:p>Giovanni ENDRIZZ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58];&quot; &quot;;[.C15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58];&quot; &quot;;[.C15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93" calcext:value-type="float">
            <text:p>29093</text:p>
          </table:table-cell>
          <table:table-cell office:value-type="string" calcext:value-type="string">
            <text:p>Elena FATTOR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59];&quot; &quot;;[.C15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59];&quot; &quot;;[.C15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06" calcext:value-type="float">
            <text:p>29106</text:p>
          </table:table-cell>
          <table:table-cell office:value-type="string" calcext:value-type="string">
            <text:p>Mario Michele GIARRUSS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60];&quot; &quot;;[.C16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60];&quot; &quot;;[.C16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08" calcext:value-type="float">
            <text:p>29108</text:p>
          </table:table-cell>
          <table:table-cell office:value-type="string" calcext:value-type="string">
            <text:p>Gianni Pietro GIROTT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twitter.com/giannigirotto</text:p>
          </table:table-cell>
          <table:table-cell table:style-name="ce3" table:formula="of:=HYPERLINK(CONCATENATE(&quot;https://www.google.com/search?hl=it&amp;q=&quot;;[.B161];&quot; &quot;;[.C16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anni.girotto.9</text:p>
          </table:table-cell>
          <table:table-cell table:style-name="ce3" table:formula="of:=HYPERLINK(CONCATENATE(&quot;https://www.google.com/search?hl=it&amp;q=&quot;;[.B161];&quot; &quot;;[.C161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user/giannigirotto</text:p>
          </table:table-cell>
          <table:table-cell/>
          <table:table-cell office:value-type="string" calcext:value-type="string">
            <text:p>http://giannigirotto.wordpress.com</text:p>
          </table:table-cell>
          <table:table-cell office:value-type="string" calcext:value-type="string">
            <text:p>https://it.linkedin.com/pub/gianni-girotto/10/34a/264</text:p>
          </table:table-cell>
          <table:table-cell table:number-columns-repeated="1012"/>
        </table:table-row>
        <table:table-row table:style-name="ro1">
          <table:table-cell office:value-type="float" office:value="29117" calcext:value-type="float">
            <text:p>29117</text:p>
          </table:table-cell>
          <table:table-cell office:value-type="string" calcext:value-type="string">
            <text:p>Barbara LEZZ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62];&quot; &quot;;[.C16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62];&quot; &quot;;[.C16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23" calcext:value-type="float">
            <text:p>29123</text:p>
          </table:table-cell>
          <table:table-cell office:value-type="string" calcext:value-type="string">
            <text:p>Stefano LUCIDI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twitter.com/sfnlcd</text:p>
          </table:table-cell>
          <table:table-cell table:style-name="ce3" table:formula="of:=HYPERLINK(CONCATENATE(&quot;https://www.google.com/search?hl=it&amp;q=&quot;;[.B163];&quot; &quot;;[.C16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fnlcd/</text:p>
          </table:table-cell>
          <table:table-cell table:style-name="ce3" table:formula="of:=HYPERLINK(CONCATENATE(&quot;https://www.google.com/search?hl=it&amp;q=&quot;;[.B163];&quot; &quot;;[.C16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40" calcext:value-type="float">
            <text:p>29140</text:p>
          </table:table-cell>
          <table:table-cell office:value-type="string" calcext:value-type="string">
            <text:p>Michela MONTEVECCHI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www.twitter.com/M_Montevecchi</text:p>
          </table:table-cell>
          <table:table-cell table:style-name="ce3" table:formula="of:=HYPERLINK(CONCATENATE(&quot;https://www.google.com/search?hl=it&amp;q=&quot;;[.B164];&quot; &quot;;[.C16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ichelaAMontevecchi</text:p>
          </table:table-cell>
          <table:table-cell table:style-name="ce3" table:formula="of:=HYPERLINK(CONCATENATE(&quot;https://www.google.com/search?hl=it&amp;q=&quot;;[.B164];&quot; &quot;;[.C164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michelamontevecchi.it/</text:p>
          </table:table-cell>
          <table:table-cell table:number-columns-repeated="1013"/>
        </table:table-row>
        <table:table-row table:style-name="ro1">
          <table:table-cell office:value-type="float" office:value="29142" calcext:value-type="float">
            <text:p>29142</text:p>
          </table:table-cell>
          <table:table-cell office:value-type="string" calcext:value-type="string">
            <text:p>Vilma MORONESE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twitter.com/vilmamoronese</text:p>
          </table:table-cell>
          <table:table-cell table:style-name="ce3" table:formula="of:=HYPERLINK(CONCATENATE(&quot;https://www.google.com/search?hl=it&amp;q=&quot;;[.B165];&quot; &quot;;[.C16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ilmamoronese.it</text:p>
          </table:table-cell>
          <table:table-cell table:style-name="ce3" table:formula="of:=HYPERLINK(CONCATENATE(&quot;https://www.google.com/search?hl=it&amp;q=&quot;;[.B165];&quot; &quot;;[.C165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user/vilmamoronese/videos</text:p>
          </table:table-cell>
          <table:table-cell/>
          <table:table-cell office:value-type="string" calcext:value-type="string">
            <text:p>http://www.vilmamoronese.it</text:p>
          </table:table-cell>
          <table:table-cell table:number-columns-repeated="1013"/>
        </table:table-row>
        <table:table-row table:style-name="ro1">
          <table:table-cell office:value-type="float" office:value="29143" calcext:value-type="float">
            <text:p>29143</text:p>
          </table:table-cell>
          <table:table-cell office:value-type="string" calcext:value-type="string">
            <text:p>Nicola MORR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66];&quot; &quot;;[.C16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66];&quot; &quot;;[.C16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47" calcext:value-type="float">
            <text:p>29147</text:p>
          </table:table-cell>
          <table:table-cell office:value-type="string" calcext:value-type="string">
            <text:p>Paola NUGNES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twitter.com/paolanugnes</text:p>
          </table:table-cell>
          <table:table-cell table:style-name="ce3" table:formula="of:=HYPERLINK(CONCATENATE(&quot;https://www.google.com/search?hl=it&amp;q=&quot;;[.B167];&quot; &quot;;[.C16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ola.nugnes</text:p>
          </table:table-cell>
          <table:table-cell table:style-name="ce3" table:formula="of:=HYPERLINK(CONCATENATE(&quot;https://www.google.com/search?hl=it&amp;q=&quot;;[.B167];&quot; &quot;;[.C16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61" calcext:value-type="float">
            <text:p>29161</text:p>
          </table:table-cell>
          <table:table-cell office:value-type="string" calcext:value-type="string">
            <text:p>Vito Rosario PETROCELL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68];&quot; &quot;;[.C16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68];&quot; &quot;;[.C16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64" calcext:value-type="float">
            <text:p>29164</text:p>
          </table:table-cell>
          <table:table-cell office:value-type="string" calcext:value-type="string">
            <text:p>Sergio PUGLI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twitter.com/sergiopuglia</text:p>
          </table:table-cell>
          <table:table-cell table:style-name="ce3" table:formula="of:=HYPERLINK(CONCATENATE(&quot;https://www.google.com/search?hl=it&amp;q=&quot;;[.B169];&quot; &quot;;[.C16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pugliasergio/</text:p>
          </table:table-cell>
          <table:table-cell table:style-name="ce3" table:formula="of:=HYPERLINK(CONCATENATE(&quot;https://www.google.com/search?hl=it&amp;q=&quot;;[.B169];&quot; &quot;;[.C169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sergio.puglia/</text:p>
          </table:table-cell>
          <table:table-cell office:value-type="string" calcext:value-type="string">
            <text:p>http://www.pugliasergio.it</text:p>
          </table:table-cell>
          <table:table-cell office:value-type="string" calcext:value-type="string">
            <text:p>https://www.linkedin.com/in/sergio-puglia-ba16a520/</text:p>
          </table:table-cell>
          <table:table-cell table:number-columns-repeated="1012"/>
        </table:table-row>
        <table:table-row table:style-name="ro1">
          <table:table-cell office:value-type="float" office:value="29174" calcext:value-type="float">
            <text:p>29174</text:p>
          </table:table-cell>
          <table:table-cell office:value-type="string" calcext:value-type="string">
            <text:p>Vincenzo SANTANGEL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twitter.com/mausantangelo</text:p>
          </table:table-cell>
          <table:table-cell table:style-name="ce3" table:formula="of:=HYPERLINK(CONCATENATE(&quot;https://www.google.com/search?hl=it&amp;q=&quot;;[.B170];&quot; &quot;;[.C17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incenzoMaurizioSantangelo/</text:p>
          </table:table-cell>
          <table:table-cell table:style-name="ce3" table:formula="of:=HYPERLINK(CONCATENATE(&quot;https://www.google.com/search?hl=it&amp;q=&quot;;[.B170];&quot; &quot;;[.C170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vincenzomauriziosantangelo.it/</text:p>
          </table:table-cell>
          <table:table-cell table:number-columns-repeated="1013"/>
        </table:table-row>
        <table:table-row table:style-name="ro1">
          <table:table-cell office:value-type="float" office:value="29189" calcext:value-type="float">
            <text:p>29189</text:p>
          </table:table-cell>
          <table:table-cell office:value-type="string" calcext:value-type="string">
            <text:p>Paola TAVERN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71];&quot; &quot;;[.C17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71];&quot; &quot;;[.C17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248" calcext:value-type="float">
            <text:p>29248</text:p>
          </table:table-cell>
          <table:table-cell office:value-type="string" calcext:value-type="string">
            <text:p>Donatella AGOSTINELL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72];&quot; &quot;;[.C17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72];&quot; &quot;;[.C17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470" calcext:value-type="float">
            <text:p>29470</text:p>
          </table:table-cell>
          <table:table-cell office:value-type="string" calcext:value-type="string">
            <text:p>Matteo MANTER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73];&quot; &quot;;[.C17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73];&quot; &quot;;[.C173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it-it.facebook.com/matteomantero.m5s/</text:p>
          </table:table-cell>
          <table:table-cell table:number-columns-repeated="1013"/>
        </table:table-row>
        <table:table-row table:style-name="ro1">
          <table:table-cell office:value-type="float" office:value="29527" calcext:value-type="float">
            <text:p>29527</text:p>
          </table:table-cell>
          <table:table-cell office:value-type="string" calcext:value-type="string">
            <text:p>Daniele PESC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74];&quot; &quot;;[.C17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74];&quot; &quot;;[.C17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599" calcext:value-type="float">
            <text:p>29599</text:p>
          </table:table-cell>
          <table:table-cell office:value-type="string" calcext:value-type="string">
            <text:p>Danilo TONINELLI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twitter.com/danilotoninelli</text:p>
          </table:table-cell>
          <table:table-cell table:style-name="ce3" table:formula="of:=HYPERLINK(CONCATENATE(&quot;https://www.google.com/search?hl=it&amp;q=&quot;;[.B175];&quot; &quot;;[.C17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nilotoninelli.m5s</text:p>
          </table:table-cell>
          <table:table-cell table:style-name="ce3" table:formula="of:=HYPERLINK(CONCATENATE(&quot;https://www.google.com/search?hl=it&amp;q=&quot;;[.B175];&quot; &quot;;[.C175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danilotoninelli/?hl=it</text:p>
          </table:table-cell>
          <table:table-cell table:number-columns-repeated="1014"/>
        </table:table-row>
        <table:table-row table:style-name="ro1">
          <table:table-cell office:value-type="float" office:value="31373" calcext:value-type="float">
            <text:p>31373</text:p>
          </table:table-cell>
          <table:table-cell office:value-type="string" calcext:value-type="string">
            <text:p>Silvana GIANNUZZ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76];&quot; &quot;;[.C17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76];&quot; &quot;;[.C17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76" calcext:value-type="float">
            <text:p>32576</text:p>
          </table:table-cell>
          <table:table-cell office:value-type="string" calcext:value-type="string">
            <text:p>Rosa Silvana ABAT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77];&quot; &quot;;[.C17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77];&quot; &quot;;[.C17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77" calcext:value-type="float">
            <text:p>32577</text:p>
          </table:table-cell>
          <table:table-cell office:value-type="string" calcext:value-type="string">
            <text:p>Rossella ACCOT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78];&quot; &quot;;[.C17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78];&quot; &quot;;[.C17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79" calcext:value-type="float">
            <text:p>32579</text:p>
          </table:table-cell>
          <table:table-cell office:value-type="string" calcext:value-type="string">
            <text:p>Cristiano ANASTAS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79];&quot; &quot;;[.C17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79];&quot; &quot;;[.C17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80" calcext:value-type="float">
            <text:p>32580</text:p>
          </table:table-cell>
          <table:table-cell office:value-type="string" calcext:value-type="string">
            <text:p>Luisa ANGRISAN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0];&quot; &quot;;[.C18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0];&quot; &quot;;[.C18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81" calcext:value-type="float">
            <text:p>32581</text:p>
          </table:table-cell>
          <table:table-cell office:value-type="string" calcext:value-type="string">
            <text:p>Giuseppe AUDDIN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1];&quot; &quot;;[.C18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giuseppefabio.auddino</text:p>
          </table:table-cell>
          <table:table-cell table:style-name="ce3" table:formula="of:=HYPERLINK(CONCATENATE(&quot;https://www.google.com/search?hl=it&amp;q=&quot;;[.B181];&quot; &quot;;[.C18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89" calcext:value-type="float">
            <text:p>32589</text:p>
          </table:table-cell>
          <table:table-cell office:value-type="string" calcext:value-type="string">
            <text:p>Vittoria Francesca Maria BOGO DELEDD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2];&quot; &quot;;[.C18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2];&quot; &quot;;[.C18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92" calcext:value-type="float">
            <text:p>32592</text:p>
          </table:table-cell>
          <table:table-cell office:value-type="string" calcext:value-type="string">
            <text:p>Elena BOTT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3];&quot; &quot;;[.C18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3];&quot; &quot;;[.C18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94" calcext:value-type="float">
            <text:p>32594</text:p>
          </table:table-cell>
          <table:table-cell office:value-type="string" calcext:value-type="string">
            <text:p>Antonella CAMPAGN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4];&quot; &quot;;[.C18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4];&quot; &quot;;[.C18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string" calcext:value-type="string">
            <text:p>Maria Domenica CASTELLON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5];&quot; &quot;;[.C18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5];&quot; &quot;;[.C18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01" calcext:value-type="float">
            <text:p>32601</text:p>
          </table:table-cell>
          <table:table-cell office:value-type="string" calcext:value-type="string">
            <text:p>Francesco CASTIELL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6];&quot; &quot;;[.C18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6];&quot; &quot;;[.C18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04" calcext:value-type="float">
            <text:p>32604</text:p>
          </table:table-cell>
          <table:table-cell office:value-type="string" calcext:value-type="string">
            <text:p>Mauro COLTORT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7];&quot; &quot;;[.C18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7];&quot; &quot;;[.C18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06" calcext:value-type="float">
            <text:p>32606</text:p>
          </table:table-cell>
          <table:table-cell office:value-type="string" calcext:value-type="string">
            <text:p>Gianmarco CORBETT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8];&quot; &quot;;[.C18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8];&quot; &quot;;[.C188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gianmarcocorbetta.it</text:p>
          </table:table-cell>
          <table:table-cell table:number-columns-repeated="1013"/>
        </table:table-row>
        <table:table-row table:style-name="ro1">
          <table:table-cell office:value-type="float" office:value="32607" calcext:value-type="float">
            <text:p>32607</text:p>
          </table:table-cell>
          <table:table-cell office:value-type="string" calcext:value-type="string">
            <text:p>Margherita CORRAD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89];&quot; &quot;;[.C18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89];&quot; &quot;;[.C18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08" calcext:value-type="float">
            <text:p>32608</text:p>
          </table:table-cell>
          <table:table-cell office:value-type="string" calcext:value-type="string">
            <text:p>Marco CROATT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0];&quot; &quot;;[.C19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0];&quot; &quot;;[.C19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09" calcext:value-type="float">
            <text:p>32609</text:p>
          </table:table-cell>
          <table:table-cell office:value-type="string" calcext:value-type="string">
            <text:p>Mattia CRUCIOL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1];&quot; &quot;;[.C19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ttiaCrucioliM5S/</text:p>
          </table:table-cell>
          <table:table-cell table:style-name="ce3" table:formula="of:=HYPERLINK(CONCATENATE(&quot;https://www.google.com/search?hl=it&amp;q=&quot;;[.B191];&quot; &quot;;[.C19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12" calcext:value-type="float">
            <text:p>32612</text:p>
          </table:table-cell>
          <table:table-cell office:value-type="string" calcext:value-type="string">
            <text:p>Grazia D'ANGEL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2];&quot; &quot;;[.C19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2];&quot; &quot;;[.C19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string" calcext:value-type="string">
            <text:p>Gianmauro DELL'OLI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3];&quot; &quot;;[.C19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3];&quot; &quot;;[.C19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17" calcext:value-type="float">
            <text:p>32617</text:p>
          </table:table-cell>
          <table:table-cell office:value-type="string" calcext:value-type="string">
            <text:p>Danila DE LUCI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4];&quot; &quot;;[.C19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4];&quot; &quot;;[.C19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18" calcext:value-type="float">
            <text:p>32618</text:p>
          </table:table-cell>
          <table:table-cell office:value-type="string" calcext:value-type="string">
            <text:p>Emanuele DESSI'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5];&quot; &quot;;[.C19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5];&quot; &quot;;[.C19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19" calcext:value-type="float">
            <text:p>32619</text:p>
          </table:table-cell>
          <table:table-cell office:value-type="string" calcext:value-type="string">
            <text:p>Gabriella DI GIROLAM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6];&quot; &quot;;[.C19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6];&quot; &quot;;[.C19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20" calcext:value-type="float">
            <text:p>32620</text:p>
          </table:table-cell>
          <table:table-cell office:value-type="string" calcext:value-type="string">
            <text:p>Luigi DI MARZI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7];&quot; &quot;;[.C19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7];&quot; &quot;;[.C19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21" calcext:value-type="float">
            <text:p>32621</text:p>
          </table:table-cell>
          <table:table-cell office:value-type="string" calcext:value-type="string">
            <text:p>Primo DI NICOL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8];&quot; &quot;;[.C19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8];&quot; &quot;;[.C19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string" calcext:value-type="string">
            <text:p>Stanislao DI PIAZZ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199];&quot; &quot;;[.C19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199];&quot; &quot;;[.C19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23" calcext:value-type="float">
            <text:p>32623</text:p>
          </table:table-cell>
          <table:table-cell office:value-type="string" calcext:value-type="string">
            <text:p>Tiziana Carmela Rosaria DRAG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0];&quot; &quot;;[.C20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0];&quot; &quot;;[.C200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tizianadrago.it</text:p>
          </table:table-cell>
          <table:table-cell table:number-columns-repeated="1013"/>
        </table:table-row>
        <table:table-row table:style-name="ro1">
          <table:table-cell office:value-type="float" office:value="32626" calcext:value-type="float">
            <text:p>32626</text:p>
          </table:table-cell>
          <table:table-cell office:value-type="string" calcext:value-type="string">
            <text:p>Elvira Lucia EVANGELIST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1];&quot; &quot;;[.C20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1];&quot; &quot;;[.C20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29" calcext:value-type="float">
            <text:p>32629</text:p>
          </table:table-cell>
          <table:table-cell office:value-type="string" calcext:value-type="string">
            <text:p>Giorgio FED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2];&quot; &quot;;[.C20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2];&quot; &quot;;[.C20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30" calcext:value-type="float">
            <text:p>32630</text:p>
          </table:table-cell>
          <table:table-cell office:value-type="string" calcext:value-type="string">
            <text:p>Emiliano FENU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3];&quot; &quot;;[.C20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3];&quot; &quot;;[.C20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string" calcext:value-type="string">
            <text:p>Gianluca FERRAR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4];&quot; &quot;;[.C20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4];&quot; &quot;;[.C20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34" calcext:value-type="float">
            <text:p>32634</text:p>
          </table:table-cell>
          <table:table-cell office:value-type="string" calcext:value-type="string">
            <text:p>Barbara FLORIDI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5];&quot; &quot;;[.C20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5];&quot; &quot;;[.C20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38" calcext:value-type="float">
            <text:p>32638</text:p>
          </table:table-cell>
          <table:table-cell office:value-type="string" calcext:value-type="string">
            <text:p>Agnese GALLICCHI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6];&quot; &quot;;[.C20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6];&quot; &quot;;[.C20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39" calcext:value-type="float">
            <text:p>32639</text:p>
          </table:table-cell>
          <table:table-cell office:value-type="string" calcext:value-type="string">
            <text:p>Vincenzo GARRUT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7];&quot; &quot;;[.C20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7];&quot; &quot;;[.C20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40" calcext:value-type="float">
            <text:p>32640</text:p>
          </table:table-cell>
          <table:table-cell office:value-type="string" calcext:value-type="string">
            <text:p>Felicia GAUDIAN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8];&quot; &quot;;[.C20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8];&quot; &quot;;[.C20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41" calcext:value-type="float">
            <text:p>32641</text:p>
          </table:table-cell>
          <table:table-cell office:value-type="string" calcext:value-type="string">
            <text:p>Bianca Laura GRANAT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09];&quot; &quot;;[.C20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09];&quot; &quot;;[.C20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42" calcext:value-type="float">
            <text:p>32642</text:p>
          </table:table-cell>
          <table:table-cell office:value-type="string" calcext:value-type="string">
            <text:p>Ugo GRASS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10];&quot; &quot;;[.C21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10];&quot; &quot;;[.C21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44" calcext:value-type="float">
            <text:p>32644</text:p>
          </table:table-cell>
          <table:table-cell office:value-type="string" calcext:value-type="string">
            <text:p>Barbara GUIDOLIN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11];&quot; &quot;;[.C21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11];&quot; &quot;;[.C2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47" calcext:value-type="float">
            <text:p>32647</text:p>
          </table:table-cell>
          <table:table-cell office:value-type="string" calcext:value-type="string">
            <text:p>Patty L'ABBATE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www.twitter.com/Patty_LAbbate</text:p>
          </table:table-cell>
          <table:table-cell table:style-name="ce3" table:formula="of:=HYPERLINK(CONCATENATE(&quot;https://www.google.com/search?hl=it&amp;q=&quot;;[.B212];&quot; &quot;;[.C21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ttyLabbateM5S</text:p>
          </table:table-cell>
          <table:table-cell table:style-name="ce3" table:formula="of:=HYPERLINK(CONCATENATE(&quot;https://www.google.com/search?hl=it&amp;q=&quot;;[.B212];&quot; &quot;;[.C212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channel/UCvwZp2aPONazHLjV1sWWt9A</text:p>
          </table:table-cell>
          <table:table-cell/>
          <table:table-cell office:value-type="string" calcext:value-type="string">
            <text:p>http://www.pattylabbate.com</text:p>
          </table:table-cell>
          <table:table-cell table:number-columns-repeated="1013"/>
        </table:table-row>
        <table:table-row table:style-name="ro1">
          <table:table-cell office:value-type="float" office:value="32648" calcext:value-type="float">
            <text:p>32648</text:p>
          </table:table-cell>
          <table:table-cell office:value-type="string" calcext:value-type="string">
            <text:p>Virginia LA MURA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13];&quot; &quot;;[.C21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13];&quot; &quot;;[.C2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49" calcext:value-type="float">
            <text:p>32649</text:p>
          </table:table-cell>
          <table:table-cell office:value-type="string" calcext:value-type="string">
            <text:p>Gabriele LANZI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s://www.twitter.com/gablanzi</text:p>
          </table:table-cell>
          <table:table-cell table:style-name="ce3" table:formula="of:=HYPERLINK(CONCATENATE(&quot;https://www.google.com/search?hl=it&amp;q=&quot;;[.B214];&quot; &quot;;[.C21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abrielelanzi.it/</text:p>
          </table:table-cell>
          <table:table-cell table:style-name="ce3" table:formula="of:=HYPERLINK(CONCATENATE(&quot;https://www.google.com/search?hl=it&amp;q=&quot;;[.B214];&quot; &quot;;[.C214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t.me/joinchat/AAAAAFAOSA4xo9nwKekJ6w</text:p>
          </table:table-cell>
          <table:table-cell office:value-type="string" calcext:value-type="string">
            <text:p>https://www.linkedin.com/in/gablanzi</text:p>
          </table:table-cell>
          <table:table-cell table:number-columns-repeated="1012"/>
        </table:table-row>
        <table:table-row table:style-name="ro1">
          <table:table-cell office:value-type="float" office:value="32652" calcext:value-type="float">
            <text:p>32652</text:p>
          </table:table-cell>
          <table:table-cell office:value-type="string" calcext:value-type="string">
            <text:p>Cinzia LEON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15];&quot; &quot;;[.C21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15];&quot; &quot;;[.C2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53" calcext:value-type="float">
            <text:p>32653</text:p>
          </table:table-cell>
          <table:table-cell office:value-type="string" calcext:value-type="string">
            <text:p>Ettore Antonio LICHER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16];&quot; &quot;;[.C21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ttore-Licheri-M5S-200148333901947/</text:p>
          </table:table-cell>
          <table:table-cell table:style-name="ce3" table:formula="of:=HYPERLINK(CONCATENATE(&quot;https://www.google.com/search?hl=it&amp;q=&quot;;[.B216];&quot; &quot;;[.C2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54" calcext:value-type="float">
            <text:p>32654</text:p>
          </table:table-cell>
          <table:table-cell office:value-type="string" calcext:value-type="string">
            <text:p>Arnaldo LOMUT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17];&quot; &quot;;[.C21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17];&quot; &quot;;[.C2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55" calcext:value-type="float">
            <text:p>32655</text:p>
          </table:table-cell>
          <table:table-cell office:value-type="string" calcext:value-type="string">
            <text:p>Pietro LOREFIC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18];&quot; &quot;;[.C21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18];&quot; &quot;;[.C2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56" calcext:value-type="float">
            <text:p>32656</text:p>
          </table:table-cell>
          <table:table-cell office:value-type="string" calcext:value-type="string">
            <text:p>Giulia LUP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19];&quot; &quot;;[.C21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19];&quot; &quot;;[.C2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58" calcext:value-type="float">
            <text:p>32658</text:p>
          </table:table-cell>
          <table:table-cell office:value-type="string" calcext:value-type="string">
            <text:p>Alessandra MAIORIN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0];&quot; &quot;;[.C22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20];&quot; &quot;;[.C2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62" calcext:value-type="float">
            <text:p>32662</text:p>
          </table:table-cell>
          <table:table-cell office:value-type="string" calcext:value-type="string">
            <text:p>Maria Laura MANTOVAN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1];&quot; &quot;;[.C22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21];&quot; &quot;;[.C2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63" calcext:value-type="float">
            <text:p>32663</text:p>
          </table:table-cell>
          <table:table-cell office:value-type="string" calcext:value-type="string">
            <text:p>Gianni MARILOTT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2];&quot; &quot;;[.C22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22];&quot; &quot;;[.C2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65" calcext:value-type="float">
            <text:p>32665</text:p>
          </table:table-cell>
          <table:table-cell office:value-type="string" calcext:value-type="string">
            <text:p>Gaspare Antonio MARINELL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3];&quot; &quot;;[.C22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gasparemarinello.m5s/</text:p>
          </table:table-cell>
          <table:table-cell table:style-name="ce3" table:formula="of:=HYPERLINK(CONCATENATE(&quot;https://www.google.com/search?hl=it&amp;q=&quot;;[.B223];&quot; &quot;;[.C223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rinomarinello.com</text:p>
          </table:table-cell>
          <table:table-cell table:number-columns-repeated="1013"/>
        </table:table-row>
        <table:table-row table:style-name="ro1">
          <table:table-cell office:value-type="float" office:value="32667" calcext:value-type="float">
            <text:p>32667</text:p>
          </table:table-cell>
          <table:table-cell office:value-type="string" calcext:value-type="string">
            <text:p>Susy MATRISCIAN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4];&quot; &quot;;[.C22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24];&quot; &quot;;[.C2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68" calcext:value-type="float">
            <text:p>32668</text:p>
          </table:table-cell>
          <table:table-cell office:value-type="string" calcext:value-type="string">
            <text:p>Raffaele MAUTON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5];&quot; &quot;;[.C22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25];&quot; &quot;;[.C22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0" calcext:value-type="float">
            <text:p>32670</text:p>
          </table:table-cell>
          <table:table-cell office:value-type="string" calcext:value-type="string">
            <text:p>Cataldo MININN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6];&quot; &quot;;[.C22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26];&quot; &quot;;[.C2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2" calcext:value-type="float">
            <text:p>32672</text:p>
          </table:table-cell>
          <table:table-cell office:value-type="string" calcext:value-type="string">
            <text:p>Francesco MOLLAM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7];&quot; &quot;;[.C22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27];&quot; &quot;;[.C2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3" calcext:value-type="float">
            <text:p>32673</text:p>
          </table:table-cell>
          <table:table-cell office:value-type="string" calcext:value-type="string">
            <text:p>Gisella NATURAL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8];&quot; &quot;;[.C22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28];&quot; &quot;;[.C22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4" calcext:value-type="float">
            <text:p>32674</text:p>
          </table:table-cell>
          <table:table-cell office:value-type="string" calcext:value-type="string">
            <text:p>Simona Nunzia NOCERIN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29];&quot; &quot;;[.C22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29];&quot; &quot;;[.C22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5" calcext:value-type="float">
            <text:p>32675</text:p>
          </table:table-cell>
          <table:table-cell office:value-type="string" calcext:value-type="string">
            <text:p>Fabrizio ORTIS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0];&quot; &quot;;[.C23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30];&quot; &quot;;[.C23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6" calcext:value-type="float">
            <text:p>32676</text:p>
          </table:table-cell>
          <table:table-cell office:value-type="string" calcext:value-type="string">
            <text:p>Franco ORTOLAN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1];&quot; &quot;;[.C23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31];&quot; &quot;;[.C23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78" calcext:value-type="float">
            <text:p>32678</text:p>
          </table:table-cell>
          <table:table-cell office:value-type="string" calcext:value-type="string">
            <text:p>Marinella PACIFIC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2];&quot; &quot;;[.C23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32];&quot; &quot;;[.C23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0" calcext:value-type="float">
            <text:p>32680</text:p>
          </table:table-cell>
          <table:table-cell office:value-type="string" calcext:value-type="string">
            <text:p>Gianluigi PARAGON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3];&quot; &quot;;[.C23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33];&quot; &quot;;[.C23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string" calcext:value-type="string">
            <text:p>Stefano PATUANELL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4];&quot; &quot;;[.C23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34];&quot; &quot;;[.C23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4" calcext:value-type="float">
            <text:p>32684</text:p>
          </table:table-cell>
          <table:table-cell office:value-type="string" calcext:value-type="string">
            <text:p>Marco PELLEGRIN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5];&quot; &quot;;[.C23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rco-Pellegrini-M5S-cittadino-eletto-al-Senato-325596887931400/</text:p>
          </table:table-cell>
          <table:table-cell table:style-name="ce3" table:formula="of:=HYPERLINK(CONCATENATE(&quot;https://www.google.com/search?hl=it&amp;q=&quot;;[.B235];&quot; &quot;;[.C23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7" calcext:value-type="float">
            <text:p>32687</text:p>
          </table:table-cell>
          <table:table-cell office:value-type="string" calcext:value-type="string">
            <text:p>Gianluca PERILL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6];&quot; &quot;;[.C23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36];&quot; &quot;;[.C23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89" calcext:value-type="float">
            <text:p>32689</text:p>
          </table:table-cell>
          <table:table-cell office:value-type="string" calcext:value-type="string">
            <text:p>Angela Anna Bruna PIARULL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7];&quot; &quot;;[.C23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37];&quot; &quot;;[.C23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91" calcext:value-type="float">
            <text:p>32691</text:p>
          </table:table-cell>
          <table:table-cell office:value-type="string" calcext:value-type="string">
            <text:p>Elisa PIRR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8];&quot; &quot;;[.C23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38];&quot; &quot;;[.C23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92" calcext:value-type="float">
            <text:p>32692</text:p>
          </table:table-cell>
          <table:table-cell office:value-type="string" calcext:value-type="string">
            <text:p>Giuseppe PISAN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39];&quot; &quot;;[.C23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39];&quot; &quot;;[.C23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string" calcext:value-type="string">
            <text:p>Vincenzo PRESUTT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0];&quot; &quot;;[.C24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40];&quot; &quot;;[.C24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98" calcext:value-type="float">
            <text:p>32698</text:p>
          </table:table-cell>
          <table:table-cell office:value-type="string" calcext:value-type="string">
            <text:p>Ruggiero QUART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1];&quot; &quot;;[.C24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41];&quot; &quot;;[.C24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string" calcext:value-type="string">
            <text:p>Alessandra RICCARD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2];&quot; &quot;;[.C24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42];&quot; &quot;;[.C24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01" calcext:value-type="float">
            <text:p>32701</text:p>
          </table:table-cell>
          <table:table-cell office:value-type="string" calcext:value-type="string">
            <text:p>Sabrina RICCIARD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3];&quot; &quot;;[.C24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abrina-Ricciardi-M5S-578492105651911/</text:p>
          </table:table-cell>
          <table:table-cell table:style-name="ce3" table:formula="of:=HYPERLINK(CONCATENATE(&quot;https://www.google.com/search?hl=it&amp;q=&quot;;[.B243];&quot; &quot;;[.C24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04" calcext:value-type="float">
            <text:p>32704</text:p>
          </table:table-cell>
          <table:table-cell office:value-type="string" calcext:value-type="string">
            <text:p>Sergio ROMAGNOLI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4];&quot; &quot;;[.C24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44];&quot; &quot;;[.C24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05" calcext:value-type="float">
            <text:p>32705</text:p>
          </table:table-cell>
          <table:table-cell office:value-type="string" calcext:value-type="string">
            <text:p>Iunio Valerio ROMAN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5];&quot; &quot;;[.C24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45];&quot; &quot;;[.C24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09" calcext:value-type="float">
            <text:p>32709</text:p>
          </table:table-cell>
          <table:table-cell office:value-type="string" calcext:value-type="string">
            <text:p>Loredana RUSS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6];&quot; &quot;;[.C24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46];&quot; &quot;;[.C24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string" calcext:value-type="string">
            <text:p>Agostino SANTILL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7];&quot; &quot;;[.C24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47];&quot; &quot;;[.C24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25" calcext:value-type="float">
            <text:p>32725</text:p>
          </table:table-cell>
          <table:table-cell office:value-type="string" calcext:value-type="string">
            <text:p>Fabrizio TRENTACOSTE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8];&quot; &quot;;[.C24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abriziotrentacostemovimento5stelle/</text:p>
          </table:table-cell>
          <table:table-cell table:style-name="ce3" table:formula="of:=HYPERLINK(CONCATENATE(&quot;https://www.google.com/search?hl=it&amp;q=&quot;;[.B248];&quot; &quot;;[.C248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fabrizio.trentacoste/</text:p>
          </table:table-cell>
          <table:table-cell table:number-columns-repeated="1014"/>
        </table:table-row>
        <table:table-row table:style-name="ro1">
          <table:table-cell office:value-type="float" office:value="32726" calcext:value-type="float">
            <text:p>32726</text:p>
          </table:table-cell>
          <table:table-cell office:value-type="string" calcext:value-type="string">
            <text:p>Mario TURC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49];&quot; &quot;;[.C24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49];&quot; &quot;;[.C24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28" calcext:value-type="float">
            <text:p>32728</text:p>
          </table:table-cell>
          <table:table-cell office:value-type="string" calcext:value-type="string">
            <text:p>Francesco URRAR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50];&quot; &quot;;[.C25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50];&quot; &quot;;[.C25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29" calcext:value-type="float">
            <text:p>32729</text:p>
          </table:table-cell>
          <table:table-cell office:value-type="string" calcext:value-type="string">
            <text:p>Sergio VACCAR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51];&quot; &quot;;[.C25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51];&quot; &quot;;[.C25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30" calcext:value-type="float">
            <text:p>32730</text:p>
          </table:table-cell>
          <table:table-cell office:value-type="string" calcext:value-type="string">
            <text:p>Orietta VANIN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52];&quot; &quot;;[.C25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52];&quot; &quot;;[.C25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31" calcext:value-type="float">
            <text:p>32731</text:p>
          </table:table-cell>
          <table:table-cell office:value-type="string" calcext:value-type="string">
            <text:p>Gelsomina VON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53];&quot; &quot;;[.C25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53];&quot; &quot;;[.C25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49" calcext:value-type="float">
            <text:p>32749</text:p>
          </table:table-cell>
          <table:table-cell office:value-type="string" calcext:value-type="string">
            <text:p>Fabio DI MICCO</text:p>
          </table:table-cell>
          <table:table-cell office:value-type="string" calcext:value-type="string">
            <text:p>M5S</text:p>
          </table:table-cell>
          <table:table-cell/>
          <table:table-cell table:style-name="ce3" table:formula="of:=HYPERLINK(CONCATENATE(&quot;https://www.google.com/search?hl=it&amp;q=&quot;;[.B254];&quot; &quot;;[.C25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54];&quot; &quot;;[.C25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Emma BONINO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55];&quot; &quot;;[.C25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55];&quot; &quot;;[.C25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Riccardo NENCINI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56];&quot; &quot;;[.C25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56];&quot; &quot;;[.C25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7578" calcext:value-type="float">
            <text:p>17578</text:p>
          </table:table-cell>
          <table:table-cell office:value-type="string" calcext:value-type="string">
            <text:p>Loredana DE PETRIS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https://twitter.com/PetrisDe</text:p>
          </table:table-cell>
          <table:table-cell table:style-name="ce3" table:formula="of:=HYPERLINK(CONCATENATE(&quot;https://www.google.com/search?hl=it&amp;q=&quot;;[.B257];&quot; &quot;;[.C25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oredana.depetris</text:p>
          </table:table-cell>
          <table:table-cell table:style-name="ce3" table:formula="of:=HYPERLINK(CONCATENATE(&quot;https://www.google.com/search?hl=it&amp;q=&quot;;[.B257];&quot; &quot;;[.C25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3007" calcext:value-type="float">
            <text:p>23007</text:p>
          </table:table-cell>
          <table:table-cell office:value-type="string" calcext:value-type="string">
            <text:p>Ricardo Antonio MERLO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https://twitter.com/ricardomerlo5</text:p>
          </table:table-cell>
          <table:table-cell table:style-name="ce3" table:formula="of:=HYPERLINK(CONCATENATE(&quot;https://www.google.com/search?hl=it&amp;q=&quot;;[.B258];&quot; &quot;;[.C25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ie.americalatina/</text:p>
          </table:table-cell>
          <table:table-cell table:style-name="ce3" table:formula="of:=HYPERLINK(CONCATENATE(&quot;https://www.google.com/search?hl=it&amp;q=&quot;;[.B258];&quot; &quot;;[.C258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ricardomerlo.maie/</text:p>
          </table:table-cell>
          <table:table-cell office:value-type="string" calcext:value-type="string">
            <text:p>http://www.maiemondiale.com</text:p>
          </table:table-cell>
          <table:table-cell table:number-columns-repeated="1013"/>
        </table:table-row>
        <table:table-row table:style-name="ro1">
          <table:table-cell office:value-type="float" office:value="28543" calcext:value-type="float">
            <text:p>28543</text:p>
          </table:table-cell>
          <table:table-cell office:value-type="string" calcext:value-type="string">
            <text:p>Mario MONTI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59];&quot; &quot;;[.C25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59];&quot; &quot;;[.C25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55" calcext:value-type="float">
            <text:p>29055</text:p>
          </table:table-cell>
          <table:table-cell office:value-type="string" calcext:value-type="string">
            <text:p>Maurizio BUCCARELLA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60];&quot; &quot;;[.C26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60];&quot; &quot;;[.C26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string" calcext:value-type="string">
            <text:p>Pietro GRASSO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https://twitter.com/PietroGrasso</text:p>
          </table:table-cell>
          <table:table-cell table:style-name="ce3" table:formula="of:=HYPERLINK(CONCATENATE(&quot;https://www.google.com/search?hl=it&amp;q=&quot;;[.B261];&quot; &quot;;[.C26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ietroGrasso</text:p>
          </table:table-cell>
          <table:table-cell table:style-name="ce3" table:formula="of:=HYPERLINK(CONCATENATE(&quot;https://www.google.com/search?hl=it&amp;q=&quot;;[.B261];&quot; &quot;;[.C26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30" calcext:value-type="float">
            <text:p>29130</text:p>
          </table:table-cell>
          <table:table-cell office:value-type="string" calcext:value-type="string">
            <text:p>Carlo MARTELLI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62];&quot; &quot;;[.C26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62];&quot; &quot;;[.C26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450" calcext:value-type="float">
            <text:p>29450</text:p>
          </table:table-cell>
          <table:table-cell office:value-type="string" calcext:value-type="string">
            <text:p>Francesco LAFORGIA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63];&quot; &quot;;[.C26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63];&quot; &quot;;[.C26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435" calcext:value-type="float">
            <text:p>32435</text:p>
          </table:table-cell>
          <table:table-cell office:value-type="string" calcext:value-type="string">
            <text:p>Liliana SEGRE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64];&quot; &quot;;[.C26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64];&quot; &quot;;[.C26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14" calcext:value-type="float">
            <text:p>32614</text:p>
          </table:table-cell>
          <table:table-cell office:value-type="string" calcext:value-type="string">
            <text:p>Saverio DE BONIS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65];&quot; &quot;;[.C26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65];&quot; &quot;;[.C26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15" calcext:value-type="float">
            <text:p>32615</text:p>
          </table:table-cell>
          <table:table-cell office:value-type="string" calcext:value-type="string">
            <text:p>Gregorio DE FALCO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66];&quot; &quot;;[.C26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Gregorio-De-Falco-223297811088342/</text:p>
          </table:table-cell>
          <table:table-cell table:style-name="ce3" table:formula="of:=HYPERLINK(CONCATENATE(&quot;https://www.google.com/search?hl=it&amp;q=&quot;;[.B266];&quot; &quot;;[.C26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25" calcext:value-type="float">
            <text:p>32625</text:p>
          </table:table-cell>
          <table:table-cell office:value-type="string" calcext:value-type="string">
            <text:p>Vasco ERRANI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67];&quot; &quot;;[.C26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67];&quot; &quot;;[.C26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string" calcext:value-type="string">
            <text:p>Adriano CARIO</text:p>
          </table:table-cell>
          <table:table-cell office:value-type="string" calcext:value-type="string">
            <text:p>Misto</text:p>
          </table:table-cell>
          <table:table-cell/>
          <table:table-cell table:style-name="ce3" table:formula="of:=HYPERLINK(CONCATENATE(&quot;https://www.google.com/search?hl=it&amp;q=&quot;;[.B268];&quot; &quot;;[.C26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68];&quot; &quot;;[.C26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Andrea MARCUCC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AndreaMarcucci" xlink:type="simple">https://twitter.com/AndreaMarcucci</text:a></text:p>
          </table:table-cell>
          <table:table-cell table:style-name="ce3" table:formula="of:=HYPERLINK(CONCATENATE(&quot;https://www.google.com/search?hl=it&amp;q=&quot;;[.B269];&quot; &quot;;[.C26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69];&quot; &quot;;[.C269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andreamarcucci.it</text:p>
          </table:table-cell>
          <table:table-cell table:number-columns-repeated="1013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Gianni PITTELL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giannipittella/</text:p>
          </table:table-cell>
          <table:table-cell table:style-name="ce3" table:formula="of:=HYPERLINK(CONCATENATE(&quot;https://www.google.com/search?hl=it&amp;q=&quot;;[.B270];&quot; &quot;;[.C27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annipittella</text:p>
          </table:table-cell>
          <table:table-cell table:style-name="ce3" table:formula="of:=HYPERLINK(CONCATENATE(&quot;https://www.google.com/search?hl=it&amp;q=&quot;;[.B270];&quot; &quot;;[.C270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user/giannipittella</text:p>
          </table:table-cell>
          <table:table-cell office:value-type="string" calcext:value-type="string">
            <text:p>https://www.instagram.com/giannipittella/</text:p>
          </table:table-cell>
          <table:table-cell office:value-type="string" calcext:value-type="string">
            <text:p>http://www.giannipittella.com</text:p>
          </table:table-cell>
          <table:table-cell table:number-columns-repeated="1013"/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string" calcext:value-type="string">
            <text:p>Roberta PINOTT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robertapinotti</text:p>
          </table:table-cell>
          <table:table-cell table:style-name="ce3" table:formula="of:=HYPERLINK(CONCATENATE(&quot;https://www.google.com/search?hl=it&amp;q=&quot;;[.B271];&quot; &quot;;[.C27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71];&quot; &quot;;[.C271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robertapinotti.it</text:p>
          </table:table-cell>
          <table:table-cell table:number-columns-repeated="1013"/>
        </table:table-row>
        <table:table-row table:style-name="ro1">
          <table:table-cell office:value-type="float" office:value="18499" calcext:value-type="float">
            <text:p>18499</text:p>
          </table:table-cell>
          <table:table-cell office:value-type="string" calcext:value-type="string">
            <text:p>Monica CIRINNA'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MonicaCirinna" xlink:type="simple">https://twitter.com/MonicaCirinna</text:a></text:p>
          </table:table-cell>
          <table:table-cell table:style-name="ce3" table:formula="of:=HYPERLINK(CONCATENATE(&quot;https://www.google.com/search?hl=it&amp;q=&quot;;[.B272];&quot; &quot;;[.C27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72];&quot; &quot;;[.C272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monicacirinna.it</text:p>
          </table:table-cell>
          <table:table-cell table:number-columns-repeated="1013"/>
        </table:table-row>
        <table:table-row table:style-name="ro1">
          <table:table-cell office:value-type="float" office:value="20658" calcext:value-type="float">
            <text:p>20658</text:p>
          </table:table-cell>
          <table:table-cell office:value-type="string" calcext:value-type="string">
            <text:p>Luigi ZAND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luigizanda" xlink:type="simple">https://twitter.com/luigizanda</text:a></text:p>
          </table:table-cell>
          <table:table-cell table:style-name="ce3" table:formula="of:=HYPERLINK(CONCATENATE(&quot;https://www.google.com/search?hl=it&amp;q=&quot;;[.B273];&quot; &quot;;[.C27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73];&quot; &quot;;[.C27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1507" calcext:value-type="float">
            <text:p>21507</text:p>
          </table:table-cell>
          <table:table-cell office:value-type="string" calcext:value-type="string">
            <text:p>Mauro Maria MARIN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mauro_m_marino</text:p>
          </table:table-cell>
          <table:table-cell table:style-name="ce3" table:formula="of:=HYPERLINK(CONCATENATE(&quot;https://www.google.com/search?hl=it&amp;q=&quot;;[.B274];&quot; &quot;;[.C27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uromariamarino63</text:p>
          </table:table-cell>
          <table:table-cell table:style-name="ce3" table:formula="of:=HYPERLINK(CONCATENATE(&quot;https://www.google.com/search?hl=it&amp;q=&quot;;[.B274];&quot; &quot;;[.C274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mauromariamarino.it/</text:p>
          </table:table-cell>
          <table:table-cell table:number-columns-repeated="1013"/>
        </table:table-row>
        <table:table-row table:style-name="ro1">
          <table:table-cell office:value-type="float" office:value="22865" calcext:value-type="float">
            <text:p>22865</text:p>
          </table:table-cell>
          <table:table-cell office:value-type="string" calcext:value-type="string">
            <text:p>Teresa BELLAN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TeresaBellanova" xlink:type="simple">https://twitter.com/TeresaBellanova</text:a></text:p>
          </table:table-cell>
          <table:table-cell table:style-name="ce3" table:formula="of:=HYPERLINK(CONCATENATE(&quot;https://www.google.com/search?hl=it&amp;q=&quot;;[.B275];&quot; &quot;;[.C27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75];&quot; &quot;;[.C27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3011" calcext:value-type="float">
            <text:p>23011</text:p>
          </table:table-cell>
          <table:table-cell office:value-type="string" calcext:value-type="string">
            <text:p>Antonio MISIA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antoniomisiani" xlink:type="simple">https://twitter.com/antoniomisiani</text:a></text:p>
          </table:table-cell>
          <table:table-cell table:style-name="ce3" table:formula="of:=HYPERLINK(CONCATENATE(&quot;https://www.google.com/search?hl=it&amp;q=&quot;;[.B276];&quot; &quot;;[.C27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76];&quot; &quot;;[.C276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antoniomisiani.it</text:p>
          </table:table-cell>
          <table:table-cell table:number-columns-repeated="1013"/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string" calcext:value-type="string">
            <text:p>Salvatore MARGIOTT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s_margiotta</text:p>
          </table:table-cell>
          <table:table-cell table:style-name="ce3" table:formula="of:=HYPERLINK(CONCATENATE(&quot;https://www.google.com/search?hl=it&amp;q=&quot;;[.B277];&quot; &quot;;[.C27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77];&quot; &quot;;[.C277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salvatoremargiotta.it</text:p>
          </table:table-cell>
          <table:table-cell table:number-columns-repeated="1013"/>
        </table:table-row>
        <table:table-row table:style-name="ro1">
          <table:table-cell office:value-type="float" office:value="25402" calcext:value-type="float">
            <text:p>25402</text:p>
          </table:table-cell>
          <table:table-cell office:value-type="string" calcext:value-type="string">
            <text:p>Daniela SBROLLI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danisbrollini" xlink:type="simple">https://twitter.com/danisbrollini</text:a></text:p>
          </table:table-cell>
          <table:table-cell table:style-name="ce3" table:formula="of:=HYPERLINK(CONCATENATE(&quot;https://www.google.com/search?hl=it&amp;q=&quot;;[.B278];&quot; &quot;;[.C27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78];&quot; &quot;;[.C27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411" calcext:value-type="float">
            <text:p>25411</text:p>
          </table:table-cell>
          <table:table-cell office:value-type="string" calcext:value-type="string">
            <text:p>Anna ROSSOMAND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RossomandoPd" xlink:type="simple">https://twitter.com/RossomandoPd</text:a></text:p>
          </table:table-cell>
          <table:table-cell table:style-name="ce3" table:formula="of:=HYPERLINK(CONCATENATE(&quot;https://www.google.com/search?hl=it&amp;q=&quot;;[.B279];&quot; &quot;;[.C27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79];&quot; &quot;;[.C27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5498" calcext:value-type="float">
            <text:p>25498</text:p>
          </table:table-cell>
          <table:table-cell office:value-type="string" calcext:value-type="string">
            <text:p>Laura GARAVI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lauragaravini</text:p>
          </table:table-cell>
          <table:table-cell table:style-name="ce3" table:formula="of:=HYPERLINK(CONCATENATE(&quot;https://www.google.com/search?hl=it&amp;q=&quot;;[.B280];&quot; &quot;;[.C28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://www.facebook.com/LauraGaravini/</text:p>
          </table:table-cell>
          <table:table-cell table:style-name="ce3" table:formula="of:=HYPERLINK(CONCATENATE(&quot;https://www.google.com/search?hl=it&amp;q=&quot;;[.B280];&quot; &quot;;[.C280];&quot; facebook&quot;); &quot;cerca fb&quot;)" office:value-type="string" office:string-value="cerca fb" calcext:value-type="string">
            <text:p>cerca fb</text:p>
          </table:table-cell>
          <table:table-cell table:style-name="Default"/>
          <table:table-cell office:value-type="string" calcext:value-type="string">
            <text:p>https://www.instagram.com/garavini.l/</text:p>
          </table:table-cell>
          <table:table-cell office:value-type="string" calcext:value-type="string">
            <text:p>http://www.garavini.eu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float" office:value="26041" calcext:value-type="float">
            <text:p>26041</text:p>
          </table:table-cell>
          <table:table-cell office:value-type="string" calcext:value-type="string">
            <text:p>Valeria FEDEL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valeriafedeli</text:p>
          </table:table-cell>
          <table:table-cell table:style-name="ce3" table:formula="of:=HYPERLINK(CONCATENATE(&quot;https://www.google.com/search?hl=it&amp;q=&quot;;[.B281];&quot; &quot;;[.C28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aleriafedelipd</text:p>
          </table:table-cell>
          <table:table-cell table:style-name="ce3" table:formula="of:=HYPERLINK(CONCATENATE(&quot;https://www.google.com/search?hl=it&amp;q=&quot;;[.B281];&quot; &quot;;[.C281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valeriafedeli.it</text:p>
          </table:table-cell>
          <table:table-cell office:value-type="string" calcext:value-type="string">
            <text:p>https://it.linkedin.com/pub/valeria-fedeli/43/1b5/a58</text:p>
          </table:table-cell>
          <table:table-cell table:number-columns-repeated="1012"/>
        </table:table-row>
        <table:table-row table:style-name="ro1">
          <table:table-cell office:value-type="float" office:value="28924" calcext:value-type="float">
            <text:p>28924</text:p>
          </table:table-cell>
          <table:table-cell office:value-type="string" calcext:value-type="string">
            <text:p>Francesco VERDUCC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cescverducci</text:p>
          </table:table-cell>
          <table:table-cell table:style-name="ce3" table:formula="of:=HYPERLINK(CONCATENATE(&quot;https://www.google.com/search?hl=it&amp;q=&quot;;[.B282];&quot; &quot;;[.C28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escverducci</text:p>
          </table:table-cell>
          <table:table-cell table:style-name="ce3" table:formula="of:=HYPERLINK(CONCATENATE(&quot;https://www.google.com/search?hl=it&amp;q=&quot;;[.B282];&quot; &quot;;[.C28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40" calcext:value-type="float">
            <text:p>29040</text:p>
          </table:table-cell>
          <table:table-cell office:value-type="string" calcext:value-type="string">
            <text:p>Bruno ASTORR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BrunoAstorre" xlink:type="simple">https://twitter.com/BrunoAstorre</text:a></text:p>
          </table:table-cell>
          <table:table-cell table:style-name="ce3" table:formula="of:=HYPERLINK(CONCATENATE(&quot;https://www.google.com/search?hl=it&amp;q=&quot;;[.B283];&quot; &quot;;[.C28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83];&quot; &quot;;[.C28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072" calcext:value-type="float">
            <text:p>29072</text:p>
          </table:table-cell>
          <table:table-cell office:value-type="string" calcext:value-type="string">
            <text:p>Stefano COLLIN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collinastefano</text:p>
          </table:table-cell>
          <table:table-cell table:style-name="ce3" table:formula="of:=HYPERLINK(CONCATENATE(&quot;https://www.google.com/search?hl=it&amp;q=&quot;;[.B284];&quot; &quot;;[.C28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tefano.collina2/</text:p>
          </table:table-cell>
          <table:table-cell table:style-name="ce3" table:formula="of:=HYPERLINK(CONCATENATE(&quot;https://www.google.com/search?hl=it&amp;q=&quot;;[.B284];&quot; &quot;;[.C284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stefanocollina.it</text:p>
          </table:table-cell>
          <table:table-cell table:number-columns-repeated="1013"/>
        </table:table-row>
        <table:table-row table:style-name="ro1">
          <table:table-cell office:value-type="float" office:value="29076" calcext:value-type="float">
            <text:p>29076</text:p>
          </table:table-cell>
          <table:table-cell office:value-type="string" calcext:value-type="string">
            <text:p>Giuseppe Luigi Salvatore CUC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giuseppeluigicu" xlink:type="simple">https://twitter.com/giuseppeluigicu</text:a></text:p>
          </table:table-cell>
          <table:table-cell table:style-name="ce3" table:formula="of:=HYPERLINK(CONCATENATE(&quot;https://www.google.com/search?hl=it&amp;q=&quot;;[.B285];&quot; &quot;;[.C28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85];&quot; &quot;;[.C28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string" calcext:value-type="string">
            <text:p>Francesco GIACOBB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sengiacobbe" xlink:type="simple">https://twitter.com/sengiacobbe</text:a></text:p>
          </table:table-cell>
          <table:table-cell table:style-name="ce3" table:formula="of:=HYPERLINK(CONCATENATE(&quot;https://www.google.com/search?hl=it&amp;q=&quot;;[.B286];&quot; &quot;;[.C28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86];&quot; &quot;;[.C286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francescogiacobbe.it</text:p>
          </table:table-cell>
          <table:table-cell table:number-columns-repeated="1013"/>
        </table:table-row>
        <table:table-row table:style-name="ro1">
          <table:table-cell office:value-type="float" office:value="29107" calcext:value-type="float">
            <text:p>29107</text:p>
          </table:table-cell>
          <table:table-cell office:value-type="string" calcext:value-type="string">
            <text:p>Nadia GINETTI</text:p>
          </table:table-cell>
          <table:table-cell office:value-type="string" calcext:value-type="string">
            <text:p>PD</text:p>
          </table:table-cell>
          <table:table-cell/>
          <table:table-cell table:style-name="ce3" table:formula="of:=HYPERLINK(CONCATENATE(&quot;https://www.google.com/search?hl=it&amp;q=&quot;;[.B287];&quot; &quot;;[.C28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87];&quot; &quot;;[.C28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38" calcext:value-type="float">
            <text:p>29138</text:p>
          </table:table-cell>
          <table:table-cell office:value-type="string" calcext:value-type="string">
            <text:p>Franco MIRABELL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framirabelli" xlink:type="simple">https://twitter.com/framirabelli</text:a></text:p>
          </table:table-cell>
          <table:table-cell table:style-name="ce3" table:formula="of:=HYPERLINK(CONCATENATE(&quot;https://www.google.com/search?hl=it&amp;q=&quot;;[.B288];&quot; &quot;;[.C28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88];&quot; &quot;;[.C288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francomirabelli.it</text:p>
          </table:table-cell>
          <table:table-cell table:number-columns-repeated="1013"/>
        </table:table-row>
        <table:table-row table:style-name="ro1">
          <table:table-cell office:value-type="float" office:value="29157" calcext:value-type="float">
            <text:p>29157</text:p>
          </table:table-cell>
          <table:table-cell office:value-type="string" calcext:value-type="string">
            <text:p>Annamaria PARENT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am_parente</text:p>
          </table:table-cell>
          <table:table-cell table:style-name="ce3" table:formula="of:=HYPERLINK(CONCATENATE(&quot;https://www.google.com/search?hl=it&amp;q=&quot;;[.B289];&quot; &quot;;[.C28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namaria.parente.16</text:p>
          </table:table-cell>
          <table:table-cell table:style-name="ce3" table:formula="of:=HYPERLINK(CONCATENATE(&quot;https://www.google.com/search?hl=it&amp;q=&quot;;[.B289];&quot; &quot;;[.C28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186" calcext:value-type="float">
            <text:p>29186</text:p>
          </table:table-cell>
          <table:table-cell office:value-type="string" calcext:value-type="string">
            <text:p>Dario STEFAN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dariostefano</text:p>
          </table:table-cell>
          <table:table-cell table:style-name="ce3" table:formula="of:=HYPERLINK(CONCATENATE(&quot;https://www.google.com/search?hl=it&amp;q=&quot;;[.B290];&quot; &quot;;[.C29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riostefano2010</text:p>
          </table:table-cell>
          <table:table-cell table:style-name="ce3" table:formula="of:=HYPERLINK(CONCATENATE(&quot;https://www.google.com/search?hl=it&amp;q=&quot;;[.B290];&quot; &quot;;[.C290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dariostefano.it</text:p>
          </table:table-cell>
          <table:table-cell table:number-columns-repeated="1013"/>
        </table:table-row>
        <table:table-row table:style-name="ro1">
          <table:table-cell office:value-type="float" office:value="29194" calcext:value-type="float">
            <text:p>29194</text:p>
          </table:table-cell>
          <table:table-cell office:value-type="string" calcext:value-type="string">
            <text:p>Vito VATTU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vvattuone" xlink:type="simple">https://twitter.com/vvattuone</text:a></text:p>
          </table:table-cell>
          <table:table-cell table:style-name="ce3" table:formula="of:=HYPERLINK(CONCATENATE(&quot;https://www.google.com/search?hl=it&amp;q=&quot;;[.B291];&quot; &quot;;[.C29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91];&quot; &quot;;[.C29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282" calcext:value-type="float">
            <text:p>29282</text:p>
          </table:table-cell>
          <table:table-cell office:value-type="string" calcext:value-type="string">
            <text:p>Caterina BI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caterinabini</text:p>
          </table:table-cell>
          <table:table-cell table:style-name="ce3" table:formula="of:=HYPERLINK(CONCATENATE(&quot;https://www.google.com/search?hl=it&amp;q=&quot;;[.B292];&quot; &quot;;[.C29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BiniCaterina</text:p>
          </table:table-cell>
          <table:table-cell table:style-name="ce3" table:formula="of:=HYPERLINK(CONCATENATE(&quot;https://www.google.com/search?hl=it&amp;q=&quot;;[.B292];&quot; &quot;;[.C292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user/CaterinaBini</text:p>
          </table:table-cell>
          <table:table-cell office:value-type="string" calcext:value-type="string">
            <text:p>https://www.instagram.com/caterinabini/</text:p>
          </table:table-cell>
          <table:table-cell office:value-type="string" calcext:value-type="string">
            <text:p>http://www.caterinabini.it</text:p>
          </table:table-cell>
          <table:table-cell table:number-columns-repeated="1013"/>
        </table:table-row>
        <table:table-row table:style-name="ro1">
          <table:table-cell office:value-type="float" office:value="29288" calcext:value-type="float">
            <text:p>29288</text:p>
          </table:table-cell>
          <table:table-cell office:value-type="string" calcext:value-type="string">
            <text:p>Francesco BONIFAZ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FrancescoBonif1" xlink:type="simple">https://twitter.com/FrancescoBonif1</text:a></text:p>
          </table:table-cell>
          <table:table-cell table:style-name="ce3" table:formula="of:=HYPERLINK(CONCATENATE(&quot;https://www.google.com/search?hl=it&amp;q=&quot;;[.B293];&quot; &quot;;[.C29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93];&quot; &quot;;[.C29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358" calcext:value-type="float">
            <text:p>29358</text:p>
          </table:table-cell>
          <table:table-cell office:value-type="string" calcext:value-type="string">
            <text:p>Vincenzo D'ARIENZ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darienzovincenz" xlink:type="simple">https://twitter.com/darienzovincenz</text:a></text:p>
          </table:table-cell>
          <table:table-cell table:style-name="ce3" table:formula="of:=HYPERLINK(CONCATENATE(&quot;https://www.google.com/search?hl=it&amp;q=&quot;;[.B294];&quot; &quot;;[.C29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94];&quot; &quot;;[.C294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vincenzodarienzo.it</text:p>
          </table:table-cell>
          <table:table-cell table:number-columns-repeated="1013"/>
        </table:table-row>
        <table:table-row table:style-name="ro1">
          <table:table-cell office:value-type="float" office:value="29395" calcext:value-type="float">
            <text:p>29395</text:p>
          </table:table-cell>
          <table:table-cell office:value-type="string" calcext:value-type="string">
            <text:p>Davide FARA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davidefaraone</text:p>
          </table:table-cell>
          <table:table-cell table:style-name="ce3" table:formula="of:=HYPERLINK(CONCATENATE(&quot;https://www.google.com/search?hl=it&amp;q=&quot;;[.B295];&quot; &quot;;[.C29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videFaraone/</text:p>
          </table:table-cell>
          <table:table-cell table:style-name="ce3" table:formula="of:=HYPERLINK(CONCATENATE(&quot;https://www.google.com/search?hl=it&amp;q=&quot;;[.B295];&quot; &quot;;[.C295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davide_faraone/</text:p>
          </table:table-cell>
          <table:table-cell table:number-columns-repeated="1014"/>
        </table:table-row>
        <table:table-row table:style-name="ro1">
          <table:table-cell office:value-type="float" office:value="29398" calcext:value-type="float">
            <text:p>29398</text:p>
          </table:table-cell>
          <table:table-cell office:value-type="string" calcext:value-type="string">
            <text:p>Alan FERRAR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alnferrari</text:p>
          </table:table-cell>
          <table:table-cell table:style-name="ce3" table:formula="of:=HYPERLINK(CONCATENATE(&quot;https://www.google.com/search?hl=it&amp;q=&quot;;[.B296];&quot; &quot;;[.C29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errarialan</text:p>
          </table:table-cell>
          <table:table-cell table:style-name="ce3" table:formula="of:=HYPERLINK(CONCATENATE(&quot;https://www.google.com/search?hl=it&amp;q=&quot;;[.B296];&quot; &quot;;[.C296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alanferrari.it</text:p>
          </table:table-cell>
          <table:table-cell table:number-columns-repeated="1013"/>
        </table:table-row>
        <table:table-row table:style-name="ro1">
          <table:table-cell office:value-type="float" office:value="29443" calcext:value-type="float">
            <text:p>29443</text:p>
          </table:table-cell>
          <table:table-cell office:value-type="string" calcext:value-type="string">
            <text:p>Vanna IOR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vannaio" xlink:type="simple">https://twitter.com/vannaio</text:a></text:p>
          </table:table-cell>
          <table:table-cell table:style-name="ce3" table:formula="of:=HYPERLINK(CONCATENATE(&quot;https://www.google.com/search?hl=it&amp;q=&quot;;[.B297];&quot; &quot;;[.C29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97];&quot; &quot;;[.C297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vannaiori.it</text:p>
          </table:table-cell>
          <table:table-cell table:number-columns-repeated="1013"/>
        </table:table-row>
        <table:table-row table:style-name="ro1">
          <table:table-cell office:value-type="float" office:value="29464" calcext:value-type="float">
            <text:p>29464</text:p>
          </table:table-cell>
          <table:table-cell office:value-type="string" calcext:value-type="string">
            <text:p>Ernesto MAGORN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emagorno</text:p>
          </table:table-cell>
          <table:table-cell table:style-name="ce3" table:formula="of:=HYPERLINK(CONCATENATE(&quot;https://www.google.com/search?hl=it&amp;q=&quot;;[.B298];&quot; &quot;;[.C29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rnesto.magorno</text:p>
          </table:table-cell>
          <table:table-cell table:style-name="ce3" table:formula="of:=HYPERLINK(CONCATENATE(&quot;https://www.google.com/search?hl=it&amp;q=&quot;;[.B298];&quot; &quot;;[.C298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ernestomagorno/</text:p>
          </table:table-cell>
          <table:table-cell office:value-type="string" calcext:value-type="string">
            <text:p>http://ernestomagorno.com</text:p>
          </table:table-cell>
          <table:table-cell table:number-columns-repeated="1013"/>
        </table:table-row>
        <table:table-row table:style-name="ro1">
          <table:table-cell office:value-type="float" office:value="29467" calcext:value-type="float">
            <text:p>29467</text:p>
          </table:table-cell>
          <table:table-cell office:value-type="string" calcext:value-type="string">
            <text:p>Simona Flavia MALPEZZ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SimonaMalpezzi" xlink:type="simple">https://twitter.com/SimonaMalpezzi</text:a></text:p>
          </table:table-cell>
          <table:table-cell table:style-name="ce3" table:formula="of:=HYPERLINK(CONCATENATE(&quot;https://www.google.com/search?hl=it&amp;q=&quot;;[.B299];&quot; &quot;;[.C29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299];&quot; &quot;;[.C29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521" calcext:value-type="float">
            <text:p>29521</text:p>
          </table:table-cell>
          <table:table-cell office:value-type="string" calcext:value-type="string">
            <text:p>Dario PARRI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darioparrini</text:p>
          </table:table-cell>
          <table:table-cell table:style-name="ce3" table:formula="of:=HYPERLINK(CONCATENATE(&quot;https://www.google.com/search?hl=it&amp;q=&quot;;[.B300];&quot; &quot;;[.C30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rio.parrini.5</text:p>
          </table:table-cell>
          <table:table-cell table:style-name="ce3" table:formula="of:=HYPERLINK(CONCATENATE(&quot;https://www.google.com/search?hl=it&amp;q=&quot;;[.B300];&quot; &quot;;[.C300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darioparrini.it</text:p>
          </table:table-cell>
          <table:table-cell table:number-columns-repeated="1013"/>
        </table:table-row>
        <table:table-row table:style-name="ro1">
          <table:table-cell office:value-type="float" office:value="29524" calcext:value-type="float">
            <text:p>29524</text:p>
          </table:table-cell>
          <table:table-cell office:value-type="string" calcext:value-type="string">
            <text:p>Edoardo PATRIAR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edopatriarca" xlink:type="simple">https://twitter.com/edopatriarca</text:a></text:p>
          </table:table-cell>
          <table:table-cell table:style-name="ce3" table:formula="of:=HYPERLINK(CONCATENATE(&quot;https://www.google.com/search?hl=it&amp;q=&quot;;[.B301];&quot; &quot;;[.C30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01];&quot; &quot;;[.C30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9552" calcext:value-type="float">
            <text:p>29552</text:p>
          </table:table-cell>
          <table:table-cell office:value-type="string" calcext:value-type="string">
            <text:p>Roberto RAMP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rampi</text:p>
          </table:table-cell>
          <table:table-cell table:style-name="ce3" table:formula="of:=HYPERLINK(CONCATENATE(&quot;https://www.google.com/search?hl=it&amp;q=&quot;;[.B302];&quot; &quot;;[.C30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obertorampi/</text:p>
          </table:table-cell>
          <table:table-cell table:style-name="ce3" table:formula="of:=HYPERLINK(CONCATENATE(&quot;https://www.google.com/search?hl=it&amp;q=&quot;;[.B302];&quot; &quot;;[.C302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user/rampiroberto</text:p>
          </table:table-cell>
          <table:table-cell office:value-type="string" calcext:value-type="string">
            <text:p>https://www.instagram.com/robertorampi/</text:p>
          </table:table-cell>
          <table:table-cell office:value-type="string" calcext:value-type="string">
            <text:p>http://www.robertorampi.it</text:p>
          </table:table-cell>
          <table:table-cell table:number-columns-repeated="1013"/>
        </table:table-row>
        <table:table-row table:style-name="ro1">
          <table:table-cell office:value-type="float" office:value="29555" calcext:value-type="float">
            <text:p>29555</text:p>
          </table:table-cell>
          <table:table-cell office:value-type="string" calcext:value-type="string">
            <text:p>Matteo RICHETT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matteorichetti</text:p>
          </table:table-cell>
          <table:table-cell table:style-name="ce3" table:formula="of:=HYPERLINK(CONCATENATE(&quot;https://www.google.com/search?hl=it&amp;q=&quot;;[.B303];&quot; &quot;;[.C30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matteorichetti/</text:p>
          </table:table-cell>
          <table:table-cell table:style-name="ce3" table:formula="of:=HYPERLINK(CONCATENATE(&quot;https://www.google.com/search?hl=it&amp;q=&quot;;[.B303];&quot; &quot;;[.C303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matteorichetti/?hl=it</text:p>
          </table:table-cell>
          <table:table-cell office:value-type="string" calcext:value-type="string">
            <text:p>http://www.matteorichetti.it</text:p>
          </table:table-cell>
          <table:table-cell table:number-columns-repeated="1013"/>
        </table:table-row>
        <table:table-row table:style-name="ro1">
          <table:table-cell office:value-type="float" office:value="29591" calcext:value-type="float">
            <text:p>29591</text:p>
          </table:table-cell>
          <table:table-cell office:value-type="string" calcext:value-type="string">
            <text:p>Mino TARICC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minotaricco" xlink:type="simple">https://twitter.com/minotaricco</text:a></text:p>
          </table:table-cell>
          <table:table-cell table:style-name="ce3" table:formula="of:=HYPERLINK(CONCATENATE(&quot;https://www.google.com/search?hl=it&amp;q=&quot;;[.B304];&quot; &quot;;[.C30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04];&quot; &quot;;[.C304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minotariccoinforma.it/</text:p>
          </table:table-cell>
          <table:table-cell table:number-columns-repeated="1013"/>
        </table:table-row>
        <table:table-row table:style-name="ro1">
          <table:table-cell office:value-type="float" office:value="29604" calcext:value-type="float">
            <text:p>29604</text:p>
          </table:table-cell>
          <table:table-cell office:value-type="string" calcext:value-type="string">
            <text:p>Valeria VALENT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valeriavalente" xlink:type="simple">https://twitter.com/valeriavalente</text:a>_</text:p>
          </table:table-cell>
          <table:table-cell table:style-name="ce3" table:formula="of:=HYPERLINK(CONCATENATE(&quot;https://www.google.com/search?hl=it&amp;q=&quot;;[.B305];&quot; &quot;;[.C30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05];&quot; &quot;;[.C30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2" calcext:value-type="float">
            <text:p>30742</text:p>
          </table:table-cell>
          <table:table-cell office:value-type="string" calcext:value-type="string">
            <text:p>Matteo RENZ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matteorenzi</text:p>
          </table:table-cell>
          <table:table-cell table:style-name="ce3" table:formula="of:=HYPERLINK(CONCATENATE(&quot;https://www.google.com/search?hl=it&amp;q=&quot;;[.B306];&quot; &quot;;[.C30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tteorenziufficiale/</text:p>
          </table:table-cell>
          <table:table-cell table:style-name="ce3" table:formula="of:=HYPERLINK(CONCATENATE(&quot;https://www.google.com/search?hl=it&amp;q=&quot;;[.B306];&quot; &quot;;[.C306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matteorenzi</text:p>
          </table:table-cell>
          <table:table-cell office:value-type="string" calcext:value-type="string">
            <text:p>https://www.instagram.com/matteorenzi/</text:p>
          </table:table-cell>
          <table:table-cell office:value-type="string" calcext:value-type="string">
            <text:p>http://www.matteorenzi.it</text:p>
          </table:table-cell>
          <table:table-cell table:number-columns-repeated="1013"/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string" calcext:value-type="string">
            <text:p>Paola BOLDRI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boldrini_paola" xlink:type="simple">https://twitter.com/boldrini_paola</text:a></text:p>
          </table:table-cell>
          <table:table-cell table:style-name="ce3" table:formula="of:=HYPERLINK(CONCATENATE(&quot;https://www.google.com/search?hl=it&amp;q=&quot;;[.B307];&quot; &quot;;[.C30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07];&quot; &quot;;[.C30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1572" calcext:value-type="float">
            <text:p>31572</text:p>
          </table:table-cell>
          <table:table-cell office:value-type="string" calcext:value-type="string">
            <text:p>Tommaso NANNICI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tnannicini</text:p>
          </table:table-cell>
          <table:table-cell table:style-name="ce3" table:formula="of:=HYPERLINK(CONCATENATE(&quot;https://www.google.com/search?hl=it&amp;q=&quot;;[.B308];&quot; &quot;;[.C30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TNannicini/</text:p>
          </table:table-cell>
          <table:table-cell table:style-name="ce3" table:formula="of:=HYPERLINK(CONCATENATE(&quot;https://www.google.com/search?hl=it&amp;q=&quot;;[.B308];&quot; &quot;;[.C308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www.tommasonannicini.eu</text:p>
          </table:table-cell>
          <table:table-cell table:number-columns-repeated="1013"/>
        </table:table-row>
        <table:table-row table:style-name="ro1">
          <table:table-cell office:value-type="float" office:value="32578" calcext:value-type="float">
            <text:p>32578</text:p>
          </table:table-cell>
          <table:table-cell office:value-type="string" calcext:value-type="string">
            <text:p>Alessandro ALFIER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ale_alfieri" xlink:type="simple">https://twitter.com/ale_alfieri</text:a></text:p>
          </table:table-cell>
          <table:table-cell table:style-name="ce3" table:formula="of:=HYPERLINK(CONCATENATE(&quot;https://www.google.com/search?hl=it&amp;q=&quot;;[.B309];&quot; &quot;;[.C30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.alfieri.va/</text:p>
          </table:table-cell>
          <table:table-cell table:style-name="ce3" table:formula="of:=HYPERLINK(CONCATENATE(&quot;https://www.google.com/search?hl=it&amp;q=&quot;;[.B309];&quot; &quot;;[.C309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alfieri_ale/</text:p>
          </table:table-cell>
          <table:table-cell table:number-columns-repeated="1014"/>
        </table:table-row>
        <table:table-row table:style-name="ro1">
          <table:table-cell office:value-type="float" office:value="32588" calcext:value-type="float">
            <text:p>32588</text:p>
          </table:table-cell>
          <table:table-cell office:value-type="string" calcext:value-type="string">
            <text:p>Caterina BIT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caterinabiti" xlink:type="simple">https://twitter.com/caterinabiti</text:a></text:p>
          </table:table-cell>
          <table:table-cell table:style-name="ce3" table:formula="of:=HYPERLINK(CONCATENATE(&quot;https://www.google.com/search?hl=it&amp;q=&quot;;[.B310];&quot; &quot;;[.C31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10];&quot; &quot;;[.C31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02" calcext:value-type="float">
            <text:p>32602</text:p>
          </table:table-cell>
          <table:table-cell office:value-type="string" calcext:value-type="string">
            <text:p>Tommaso CERN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tommasocerno</text:p>
          </table:table-cell>
          <table:table-cell table:style-name="ce3" table:formula="of:=HYPERLINK(CONCATENATE(&quot;https://www.google.com/search?hl=it&amp;q=&quot;;[.B311];&quot; &quot;;[.C31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11];&quot; &quot;;[.C3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string" calcext:value-type="string">
            <text:p>Luciano D'ALFONS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lucianodalfonso?s=03</text:p>
          </table:table-cell>
          <table:table-cell table:style-name="ce3" table:formula="of:=HYPERLINK(CONCATENATE(&quot;https://www.google.com/search?hl=it&amp;q=&quot;;[.B312];&quot; &quot;;[.C31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ucianodalfonso.official</text:p>
          </table:table-cell>
          <table:table-cell table:style-name="ce3" table:formula="of:=HYPERLINK(CONCATENATE(&quot;https://www.google.com/search?hl=it&amp;q=&quot;;[.B312];&quot; &quot;;[.C312];&quot; facebook&quot;); &quot;cerca fb&quot;)" office:value-type="string" office:string-value="cerca fb" calcext:value-type="string">
            <text:p>cerca fb</text:p>
          </table:table-cell>
          <table:table-cell/>
          <table:table-cell office:value-type="string" calcext:value-type="string">
            <text:p>https://www.instagram.com/lucianodalfonso/</text:p>
          </table:table-cell>
          <table:table-cell office:value-type="string" calcext:value-type="string">
            <text:p>http://www.lucianodalfonso.it</text:p>
          </table:table-cell>
          <table:table-cell table:number-columns-repeated="1013"/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string" calcext:value-type="string">
            <text:p>Andrea FERRAZZI</text:p>
          </table:table-cell>
          <table:table-cell office:value-type="string" calcext:value-type="string">
            <text:p>PD</text:p>
          </table:table-cell>
          <table:table-cell/>
          <table:table-cell table:style-name="ce3" table:formula="of:=HYPERLINK(CONCATENATE(&quot;https://www.google.com/search?hl=it&amp;q=&quot;;[.B313];&quot; &quot;;[.C31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13];&quot; &quot;;[.C3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string" calcext:value-type="string">
            <text:p>Leonardo GRIMA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grimani72" xlink:type="simple">https://twitter.com/grimani72</text:a></text:p>
          </table:table-cell>
          <table:table-cell table:style-name="ce3" table:formula="of:=HYPERLINK(CONCATENATE(&quot;https://www.google.com/search?hl=it&amp;q=&quot;;[.B314];&quot; &quot;;[.C31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eonardo.grimani.1?ref=br_rs</text:p>
          </table:table-cell>
          <table:table-cell table:style-name="ce3" table:formula="of:=HYPERLINK(CONCATENATE(&quot;https://www.google.com/search?hl=it&amp;q=&quot;;[.B314];&quot; &quot;;[.C3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51" calcext:value-type="float">
            <text:p>32651</text:p>
          </table:table-cell>
          <table:table-cell office:value-type="string" calcext:value-type="string">
            <text:p>Mauro Antonio Donato LAU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maurolaus" xlink:type="simple">https://twitter.com/maurolaus</text:a></text:p>
          </table:table-cell>
          <table:table-cell table:style-name="ce3" table:formula="of:=HYPERLINK(CONCATENATE(&quot;https://www.google.com/search?hl=it&amp;q=&quot;;[.B315];&quot; &quot;;[.C31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15];&quot; &quot;;[.C3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string" calcext:value-type="string">
            <text:p>Daniele MAN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Daniele_Manca" xlink:type="simple">https://twitter.com/Daniele_Manca</text:a></text:p>
          </table:table-cell>
          <table:table-cell table:style-name="ce3" table:formula="of:=HYPERLINK(CONCATENATE(&quot;https://www.google.com/search?hl=it&amp;q=&quot;;[.B316];&quot; &quot;;[.C31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16];&quot; &quot;;[.C3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669" calcext:value-type="float">
            <text:p>32669</text:p>
          </table:table-cell>
          <table:table-cell office:value-type="string" calcext:value-type="string">
            <text:p>Assuntela MESSINA</text:p>
          </table:table-cell>
          <table:table-cell office:value-type="string" calcext:value-type="string">
            <text:p>PD</text:p>
          </table:table-cell>
          <table:table-cell/>
          <table:table-cell table:style-name="ce3" table:formula="of:=HYPERLINK(CONCATENATE(&quot;https://www.google.com/search?hl=it&amp;q=&quot;;[.B317];&quot; &quot;;[.C31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17];&quot; &quot;;[.C3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03" calcext:value-type="float">
            <text:p>32703</text:p>
          </table:table-cell>
          <table:table-cell office:value-type="string" calcext:value-type="string">
            <text:p>Tatjana ROJ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tatjanca1" xlink:type="simple">https://twitter.com/tatjanca1</text:a></text:p>
          </table:table-cell>
          <table:table-cell table:style-name="ce3" table:formula="of:=HYPERLINK(CONCATENATE(&quot;https://www.google.com/search?hl=it&amp;q=&quot;;[.B318];&quot; &quot;;[.C31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18];&quot; &quot;;[.C3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19" calcext:value-type="float">
            <text:p>32719</text:p>
          </table:table-cell>
          <table:table-cell office:value-type="string" calcext:value-type="string">
            <text:p>Valeria SUDAN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twitter.com/sudanovaleria" xlink:type="simple">https://twitter.com/sudanovaleria</text:a></text:p>
          </table:table-cell>
          <table:table-cell table:style-name="ce3" table:formula="of:=HYPERLINK(CONCATENATE(&quot;https://www.google.com/search?hl=it&amp;q=&quot;;[.B319];&quot; &quot;;[.C31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19];&quot; &quot;;[.C3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746" calcext:value-type="float">
            <text:p>32746</text:p>
          </table:table-cell>
          <table:table-cell office:value-type="string" calcext:value-type="string">
            <text:p>Eugenio COMINCIN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s://twitter.com/comincini</text:p>
          </table:table-cell>
          <table:table-cell table:style-name="ce3" table:formula="of:=HYPERLINK(CONCATENATE(&quot;https://www.google.com/search?hl=it&amp;q=&quot;;[.B320];&quot; &quot;;[.C32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ugeniocominciniPd/</text:p>
          </table:table-cell>
          <table:table-cell table:style-name="ce3" table:formula="of:=HYPERLINK(CONCATENATE(&quot;https://www.google.com/search?hl=it&amp;q=&quot;;[.B320];&quot; &quot;;[.C320];&quot; facebook&quot;); &quot;cerca fb&quot;)" office:value-type="string" office:string-value="cerca fb" calcext:value-type="string">
            <text:p>cerca fb</text:p>
          </table:table-cell>
          <table:table-cell office:value-type="string" calcext:value-type="string">
            <text:p>https://www.youtube.com/user/EugenioComincini</text:p>
          </table:table-cell>
          <table:table-cell office:value-type="string" calcext:value-type="string">
            <text:p>https://www.instagram.com/eugeniocomincini/</text:p>
          </table:table-cell>
          <table:table-cell office:value-type="string" calcext:value-type="string">
            <text:p>http://www.eugeniocomincini.it</text:p>
          </table:table-cell>
          <table:table-cell table:number-columns-repeated="1013"/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string" calcext:value-type="string">
            <text:p>Carlo RUBBIA</text:p>
          </table:table-cell>
          <table:table-cell table:number-columns-repeated="2"/>
          <table:table-cell table:style-name="ce3" table:formula="of:=HYPERLINK(CONCATENATE(&quot;https://www.google.com/search?hl=it&amp;q=&quot;;[.B321];&quot; &quot;;[.C32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21];&quot; &quot;;[.C3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12" calcext:value-type="float">
            <text:p>30512</text:p>
          </table:table-cell>
          <table:table-cell office:value-type="string" calcext:value-type="string">
            <text:p>Renzo PIANO</text:p>
          </table:table-cell>
          <table:table-cell table:number-columns-repeated="2"/>
          <table:table-cell table:style-name="ce3" table:formula="of:=HYPERLINK(CONCATENATE(&quot;https://www.google.com/search?hl=it&amp;q=&quot;;[.B322];&quot; &quot;;[.C32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3" table:formula="of:=HYPERLINK(CONCATENATE(&quot;https://www.google.com/search?hl=it&amp;q=&quot;;[.B322];&quot; &quot;;[.C322];&quot; facebook&quot;); &quot;cerca fb&quot;)" office:value-type="string" office:string-value="cerca fb" calcext:value-type="string">
            <text:p>cerca fb</text:p>
          </table:table-cell>
          <table:table-cell table:number-columns-repeated="2"/>
          <table:table-cell office:value-type="string" calcext:value-type="string">
            <text:p>http://renzopianog124.com</text:p>
          </table:table-cell>
          <table:table-cell table:number-columns-repeated="1013"/>
        </table:table-row>
        <table:table-row table:style-name="ro1" table:number-rows-repeated="10482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enatori_1.A1:senatori_1.L32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16:14:26.208167899</dc:date>
    <meta:editing-duration>PT14M37S</meta:editing-duration>
    <meta:editing-cycles>4</meta:editing-cycles>
    <meta:generator>LibreOffice/6.1.4.2$Linux_X86_64 LibreOffice_project/10$Build-2</meta:generator>
    <meta:document-statistic meta:table-count="1" meta:cell-count="1895" meta:object-count="0"/>
  </office:meta>
</office:document-meta>
</file>